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579d1c"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4"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579d1c"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8.6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336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6" style:family="graphic" style:parent-style-name="standard">
      <style:graphic-properties draw:stroke="none" draw:fill="solid" draw:fill-color="#ff3366" draw:shadow="hidden" dr3d:depth="0.876cm" dr3d:close-front="true" dr3d:close-back="true" dr3d:texture-generation-mode-x="parallel" dr3d:texture-generation-mode-y="parallel"/>
    </style:style>
    <style:style style:name="gr7"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eb613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8" style:family="graphic" style:parent-style-name="standard">
      <style:graphic-properties draw:stroke="none" draw:fill="solid" draw:fill-color="#eb613d" draw:shadow="hidden" dr3d:depth="0.804cm" dr3d:close-front="true" dr3d:close-back="true" dr3d:texture-generation-mode-x="parallel" dr3d:texture-generation-mode-y="parallel"/>
    </style:style>
    <style:style style:name="gr9"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993366"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0"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993366"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8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1" style:family="graphic" style:parent-style-name="standard">
      <style:graphic-properties draw:stroke="none" svg:stroke-color="#000000" draw:fill="none" draw:fill-color="#ffffff" draw:fill-gradient-name="Linear_20_blue_2f_white" draw:textarea-horizontal-align="left" draw:auto-grow-height="true" draw:auto-grow-width="true" fo:min-height="0cm" fo:min-width="0cm" draw:shadow="visible"/>
    </style:style>
    <style:style style:name="P1" style:family="paragraph">
      <style:text-properties fo:color="#ffffff"/>
    </style:style>
    <style:style style:name="T1"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3d:scene draw:style-name="gr1" svg:width="15.22cm" svg:height="3.199cm" svg:x="0.391cm" svg:y="10.235cm" dr3d:transform="matrix (1 0 0 0 0.939692620785931 0.342020143325607 0 -0.342020143325607 0.939692620785931 -7.886cm 11.882290087945cm 2.85889502534189cm)" dr3d:vrp="(0 0 48477.1428571429)" dr3d:vpn="(0 0 45717.1428571429)" dr3d:projection="perspective" dr3d:distance="2.76cm" dr3d:focal-length="10cm" dr3d:shadow-slant="0" dr3d:shade-mode="gouraud" dr3d:ambient-color="#666666" dr3d:lighting-mode="false">
          <dr3d:light dr3d:diffuse-color="#cccccc" dr3d:direction="(-0.527684020148373 0.0917517095362355 0.844470957864881)"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279 -10955 361 471" svg:d="m279-10801 57 5 1-8 2-8 2-8 2-7 2-7 3-6 3-6 4-6 4-5 4-6 5-4 6-5 6-4 6-4 7-4 7-3 8-3 8-3 8-2 9-2 9-2 9-1 9-1h10 8l8 1h8l8 1 7 2 8 1 6 3 7 2 6 3 6 3 6 3 5 3 5 4 4 4 4 4 1 2 2 2 3 5 2 4 3 5 2 5 1 5 1 5 1 5v5 5l-1 6-1 5-1 4-2 5-2 5-3 4-3 4-4 4-4 4-4 3-5 3-5 4-6 3-6 2-7 3-5 2-7 2-17 5-51 14-53 15-20 6-8 4-7 3-8 4-7 5-7 5-6 5-6 6-5 5-5 6-4 6-4 6-3 7-3 7-2 7-2 7-1 7-1 8v8 9l1 8 2 8 2 9 2 8 4 8 3 7 5 8 5 7 6 7 6 6 7 6 7 6 8 5 9 4 9 4 10 4 9 3 10 2 11 3 10 2 11 1 12 1h11 12l12-1 12-1 11-2 11-2 11-3 10-3 10-4 9-4 9-5 8-5 8-6 7-6 7-7 6-7 5-8 5-8 4-8 4-9 3-9 2-9 2-9 1-10 1-10-58-4-1 10-3 10-3 9-3 8-5 8-2 4-2 3-3 3-3 3-3 3-3 3-3 3-4 2-4 2-4 2-8 4-10 3-10 3-11 2-12 1h-13-13l-12-1-12-2-10-2-9-3-9-3-4-2-3-2-4-3-3-2-6-5-5-5-2-3-2-3-2-3-1-3-2-3-1-3-1-3-1-3-1-4-1-3v-3-4-6l1-3v-3l1-3 1-2v-3l2-3 1-2 1-2 2-3 1-2 2-2 2-2 2-2 2-2 2-2 3-2 3-2 4-2 8-4 11-5 12-4 14-4 33-8 34-8 28-8 22-7 9-3 7-3 10-5 9-5 8-5 8-6 7-6 6-6 6-6 5-7 5-7 3-7 4-8 2-8 2-8 2-9 1-9v-9-9l-1-9-2-9-2-8-3-9-4-8-4-8-5-8-5-8-6-7-7-7-7-6-8-6-8-6-9-5-9-5-10-4-10-4-11-3-10-3-12-1-11-2-12-1h-12-15l-14 1-14 2-13 1-13 3-12 3-11 4-11 4-10 5-10 5-9 6-8 6-8 8-7 7-7 8-6 9-6 9-5 10-4 10-3 10-3 10-2 11-1 11z"/>
          <dr3d:extrude draw:style-name="gr2" draw:layer="layout" svg:viewBox="684 -11080 302 463" svg:d="m713-11073-7 52 9-2 8-2h4l4-1h4 3 5 4l4 1h4l4 1 3 1 3 2 3 1 3 2 3 1 2 2 3 2 2 3 2 2 2 3 2 3 1 2 2 3 4 9 4 12 6 15 5 14-125 330h60l68-191 7-18 6-19 6-20 5-19 5 19 6 18 6 19 7 18 70 193h56l-125-336-18-46-8-16-3-7-3-5-4-7-4-6-4-5-4-6-4-5-5-4-4-4-5-3-5-3-5-2-6-3-5-2-6-1-6-1-6-1h-7-4-4l-5 1-4 1-5 1-4 1-5 1z"/>
          <dr3d:extrude draw:style-name="gr2" draw:layer="layout" svg:viewBox="1012 -10954 274 344" svg:d="m1012-10847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1320 -10951 161 449" svg:d="m1474-10897 7-49-12-2-10-2-11-1h-4-5-8l-7 1h-6l-6 1-6 2-5 1-5 3-5 2-4 2-4 3-3 3-3 3-3 3-2 4-2 3-2 4-1 2v2l-2 6-1 6-1 8-1 9v10l-1 23v190h-41v43h41v82l56 33v-115h57v-43h-57v-193-11l1-9v-3l1-3v-3l1-1v-1l1-2 1-1 1-2 1-1 1-2 2-1 1-1 2-1 2-1 2-1 2-1h2l3-1h2 3 3 5l6 1z"/>
          <dr3d:extrude draw:style-name="gr2" draw:layer="layout" svg:viewBox="1509 -10954 304 344" svg:d="m1753-10841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1881 -10947 448 337" svg:d="m1881-10947v330h50v-46l4 6 4 5 5 6 5 5 5 4 6 5 6 3 6 4 7 3 6 3 7 3 8 2 7 2 8 1 8 1h8 9l8-1 8-1 8-2 7-2 7-2 7-3 6-4 6-4 5-4 5-5 4-5 4-5 4-6 3-6 2-7 10 13 5 6 6 6 6 5 6 5 6 4 6 4 7 3 6 3 7 2 7 2 8 2 7 1 8 1h8 12l11-2 10-2 10-3 5-2 4-2 5-2 4-2 4-3 3-3 4-3 3-3 3-3 3-4 3-4 2-4 3-5 2-4 4-11 3-10 2-12 2-13v-14-226h-56v208 15l-1 7v6l-1 6-1 5-2 5-1 4-2 4-1 3-2 3-3 3-2 3-3 3-3 3-3 2-4 2-3 2-4 1-4 2-5 1h-4l-5 1h-5-8l-9-1-8-2-7-3-4-1-3-2-4-2-3-2-3-2-3-3-3-2-3-3-3-3-2-3-3-3-2-4-2-4-2-4-2-4-1-5-3-10-2-10-1-12v-12-192h-56v214 9l-1 9-1 8-2 7-2 7-2 6-1 3-2 2-1 3-2 2-2 2-2 2-2 2-2 2-2 2-3 1-2 2-3 1-3 1-3 1-3 1-3 1-7 1h-7-6l-6-1-6-1-5-1-6-2-5-2-5-2-5-3-5-3-4-4-4-4-4-5-4-4-3-6-3-5-2-6-2-6-2-7-1-8-2-8-1-9v-10l-1-21v-171z"/>
          <dr3d:extrude draw:style-name="gr2" draw:layer="layout" svg:viewBox="2587 -10947 400 455" svg:d="m2587-10947v455h201l29-1 13-1 12-1 11-2 10-2 10-2 8-3 8-3 7-4 7-5 6-5 6-6 6-6 5-7 5-8 4-8 4-8 3-8 3-9 2-8 2-9 1-9v-9-12l-2-11-2-11-4-11-4-10-3-5-2-4-3-5-4-4-3-5-4-4-4-4-4-4-5-4-5-3-10-6-12-6-13-5-13-4-15-3-16-3 11-6 10-6 4-2 4-3 4-3 3-3 7-6 6-7 7-7 6-7 12-16 12-17 79-124h-75l-61 95-12 19-12 17-10 14-9 12-8 10-8 8-3 4-4 4-4 3-3 2-3 2-4 2-3 2-4 1-4 2-3 1-4 1-3 1-6 1h-7l-9 1h-11-70v-202zm0 254h129l20 1h9l8 1 8 2 7 1 7 2 6 2 6 2 5 3 5 3 5 3 4 3 3 4 4 4 3 5 3 5 2 5 2 5 2 5 1 5 1 5 1 5v6 8l-1 3v4l-1 4-1 3-2 4-1 3-1 3-2 4-2 3-2 3-2 3-3 3-5 5-3 3-3 2-4 2-3 2-4 2-4 2-9 3-10 2-11 2-11 1h-12-144z"/>
          <dr3d:extrude draw:style-name="gr2" draw:layer="layout" svg:viewBox="3018 -10954 304 344" svg:d="m3262-10841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3371 -11073 285 463" svg:d="m3600-11073v162l-4-5-3-4-4-4-5-4-5-4-5-4-5-3-6-3-6-3-6-2-6-2-6-2-6-1-6-1-7-1h-6-7l-7 1-7 1-7 1-7 2-7 2-6 2-7 3-6 3-6 4-6 3-6 5-11 9-11 11-5 6-5 6-4 7-4 6-4 8-4 7-5 15-5 17-3 18-2 18-1 20v12l1 12 1 12 2 11 3 11 3 11 3 10 4 10 4 9 5 9 6 9 6 7 6 8 7 6 8 6 8 6 8 5 9 4 9 3 9 3 9 2 9 2 9 1h10 7l8-1 7-1 7-1 6-2 7-2 6-3 6-3 6-3 6-4 5-4 6-5 5-5 5-5 4-6 5-6v44h50v-456zm-228 292v-15l2-15 2-13 3-12 3-12 5-10 2-5 3-5 3-4 3-4 3-4 4-3 3-4 4-3 4-3 3-2 4-3 4-2 4-2 5-1 4-2 4-1 5-1h4l5-1h4 4 5l4 1 4 1 5 1 4 1 4 2 4 1 3 2 4 3 4 2 4 3 3 3 3 3 7 7 3 4 3 4 3 4 2 5 3 5 2 5 3 11 3 12 2 13 2 14v15 16l-2 15-2 14-3 13-4 12-4 10-3 5-3 5-3 5-3 4-7 8-7 6-4 3-4 3-4 3-4 2-4 2-4 1-4 2-4 1-5 1h-4l-5 1h-4-4-5l-4-1-4-1-5-1-4-1-4-2-4-2-3-2-4-2-4-3-4-2-3-3-3-4-7-7-3-4-3-4-3-5-2-5-2-5-2-5-4-11-3-13-1-13-2-15z"/>
          <dr3d:extrude draw:style-name="gr2" draw:layer="layout" svg:viewBox="3742 -10954 266 337" svg:d="m3958-10947v49l-10-13-5-6-6-5-6-5-6-5-6-4-6-4-7-3-7-3-7-2-7-2-7-2-8-1-8-1h-8-7l-7 1-7 1-7 1-6 1-7 2-7 3-6 2-6 3-6 3-5 3-5 4-4 3-4 4-4 4-3 4-3 4-3 5-2 5-2 5-3 5-2 6-1 6-2 6-1 4v5l-1 12-1 14v17 204h56v-183-20l1-17 1-13v-5l1-4 2-5 2-6 2-4 3-5 3-4 1-2 2-1 4-4 4-3 5-3 4-2 5-3 5-2 5-1 6-1 5-1h6 6l6 1 6 1 6 1 6 2 6 2 5 3 6 3 5 3 5 4 5 4 4 4 4 5 3 4 3 6 2 5 2 6 2 6 1 7 2 8 1 8v9l1 20v177h56v-330z"/>
          <dr3d:extrude draw:style-name="gr2" draw:layer="layout" svg:viewBox="4096 -10947 56 455" svg:d="m4096-10556v64h56v-64zm-56-391v330h56v-330z"/>
          <dr3d:extrude draw:style-name="gr2" draw:layer="layout" svg:viewBox="4236 -10947 177 337" svg:d="m4236-10947v330h50v-51l9 16 5 7 4 6 5 6 4 5 4 4 4 3 4 3 4 2 5 2 4 1 5 2h4l5 1h4 7l7-1 7-2 8-2 7-2 7-3 7-4 7-4-19-51-5 2-5 3-5 2-5 1-5 1-5 1-5 1h-5-4l-5-1-4-1-4-1-4-1-4-2-4-3-3-2-3-3-4-3-3-3-2-4-3-4-2-5-2-4-2-5-2-7-2-8-1-8-2-8-1-8v-8l-1-9v-9-172z"/>
          <dr3d:extrude draw:style-name="gr2" draw:layer="layout" svg:viewBox="4429 -10954 304 344" svg:d="m4673-10841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4801 -10947 448 337" svg:d="m4801-10947v330h50v-46l4 6 4 5 5 6 5 5 5 4 6 5 6 3 6 4 7 3 6 3 7 3 8 2 7 2 8 1 8 1h8 9l8-1 8-1 8-2 7-2 7-2 7-3 6-4 6-4 5-4 5-5 4-5 4-5 4-6 3-6 2-7 10 13 5 6 6 6 6 5 6 5 6 4 6 4 7 3 6 3 7 2 7 2 8 2 7 1 8 1h8 12l11-2 10-2 10-3 5-2 4-2 5-2 4-2 4-3 3-3 4-3 3-3 3-3 3-4 3-4 2-4 3-5 2-4 4-11 3-10 2-12 2-13v-14-226h-56v208 15l-1 7v6l-1 6-1 5-2 5-1 4-2 4-1 3-2 3-3 3-2 3-3 3-3 3-3 2-4 2-3 2-4 1-4 2-5 1h-4l-5 1h-5-8l-9-1-8-2-7-3-4-1-3-2-4-2-3-2-3-2-3-3-3-2-3-3-3-3-2-3-3-3-2-4-2-4-2-4-2-4-1-5-3-10-2-10-1-12v-12-192h-56v214 9l-1 9-1 8-2 7-2 7-2 6-1 3-2 2-1 3-2 2-2 2-2 2-2 2-2 2-2 2-3 1-2 2-3 1-3 1-3 1-3 1-3 1-7 1h-7-6l-6-1-6-1-5-1-6-2-5-2-5-2-5-3-5-3-4-4-4-4-4-5-4-4-3-6-3-5-2-6-2-6-2-7-1-8-2-8-1-9v-10l-1-21v-171z"/>
          <dr3d:extrude draw:style-name="gr2" draw:layer="layout" svg:viewBox="5311 -10954 304 344" svg:d="m5555-10841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5683 -10947 267 337" svg:d="m5683-10947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6004 -10951 161 449" svg:d="m6158-10897 7-49-12-2-10-2-11-1h-4-5-8l-7 1h-6l-6 1-6 2-5 1-5 3-5 2-4 2-4 3-3 3-3 3-3 3-2 4-2 3-2 4-1 2v2l-2 6-1 6-1 8-1 9v10l-1 23v190h-41v43h41v82l56 33v-115h57v-43h-57v-193-11l1-9v-3l1-3v-3l1-1v-1l1-2 1-1 1-2 1-1 1-2 2-1 1-1 2-1 2-1 2-1 2-1h2l3-1h2 3 3 5l6 1z"/>
          <dr3d:extrude draw:style-name="gr2" draw:layer="layout" svg:viewBox="6190 -10954 274 344" svg:d="m6190-10847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6533 -10947 64 330" svg:d="m6533-10681v64h64v-64zm-64-266v64h64v-64z"/>
          <dr3d:extrude draw:style-name="gr2" draw:layer="layout" svg:viewBox="309 -12371 60 455" svg:d="m309-12371v455h60v-455z"/>
          <dr3d:extrude draw:style-name="gr2" draw:layer="layout" svg:viewBox="468 -12371 267 337" svg:d="m468-12371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789 -12375 161 449" svg:d="m943-12321 7-49-12-2-10-2-11-1h-4-5-8l-7 1h-6l-6 1-6 2-5 1-5 3-5 2-4 2-4 3-3 3-3 3-3 3-2 4-2 3-2 4-1 2v2l-2 6-1 6-1 8-1 9v10l-1 23v190h-41v43h41v82l56 33v-115h57v-43h-57v-193-11l1-9v-3l1-3v-3l1-1v-1l1-2 1-1 1-2 1-1 1-2 2-1 1-1 2-1 2-1 2-1 2-1h2l3-1h2 3 3 5l6 1z"/>
          <dr3d:extrude draw:style-name="gr2" draw:layer="layout" svg:viewBox="978 -12378 304 344" svg:d="m1222-12265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1349 -12371 56 455" svg:d="m1349-12371v455h56v-455z"/>
          <dr3d:extrude draw:style-name="gr2" draw:layer="layout" svg:viewBox="1674 -12371 347 455" svg:d="m1674-12371v455h171 22l19-1 16-1 7-1 6-1 8-2 8-2 7-2 8-2 6-3 7-3 6-4 6-4 5-4 6-5 5-5 4-5 5-6 4-6 3-6 4-7 3-7 3-7 2-8 2-8 2-7 1-8 1-9v-8l-1-14-1-14-3-13-4-12-5-12-7-12-7-11-9-10-5-5-5-4-6-5-6-4-7-3-7-4-8-2-8-3-17-4-20-4-21-1-23-1h-117v-185zm0 239h118 14l13 1 12 2 11 2 9 3 5 2 4 2 4 2 3 3 4 2 3 3 6 6 2 3 3 3 2 3 2 4 2 3 2 4 1 4 1 4 1 4 1 4 2 9v10 7l-1 7-1 6-2 6-2 6-2 6-3 5-3 5-4 5-4 4-4 4-5 4-5 3-5 3-5 2-6 2-4 1-6 1-5 1h-7l-16 1h-19-116z"/>
          <dr3d:extrude draw:style-name="gr2" draw:layer="layout" svg:viewBox="2072 -12378 304 344" svg:d="m2316-12265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2444 -12371 267 337" svg:d="m2444-12371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2765 -12375 161 449" svg:d="m2919-12321 7-49-12-2-10-2-11-1h-4-5-8l-7 1h-6l-6 1-6 2-5 1-5 3-5 2-4 2-4 3-3 3-3 3-3 3-2 4-2 3-2 4-1 2v2l-2 6-1 6-1 8-1 9v10l-1 23v190h-41v43h41v82l56 33v-115h57v-43h-57v-193-11l1-9v-3l1-3v-3l1-1v-1l1-2 1-1 1-2 1-1 1-2 2-1 1-1 2-1 2-1 2-1 2-1h2l3-1h2 3 3 5l6 1z"/>
          <dr3d:extrude draw:style-name="gr2" draw:layer="layout" svg:viewBox="2973 -12371 56 455" svg:d="m2973-11980v64h56v-64zm-56-391v330h56v-330z"/>
          <dr3d:extrude draw:style-name="gr2" draw:layer="layout" svg:viewBox="3113 -12378 266 337" svg:d="m3329-12371v49l-10-13-5-6-6-5-6-5-6-5-6-4-6-4-7-3-7-3-7-2-7-2-7-2-8-1-8-1h-8-7l-7 1-7 1-7 1-6 1-7 2-7 3-6 2-6 3-6 3-5 3-5 4-4 3-4 4-4 4-3 4-3 4-3 5-2 5-2 5-3 5-2 6-1 6-2 6-1 4v5l-1 12-1 14v17 204h56v-183-20l1-17 1-13v-5l1-4 2-5 2-6 2-4 3-5 3-4 1-2 2-1 4-4 4-3 5-3 4-2 5-3 5-2 5-1 6-1 5-1h6 6l6 1 6 1 6 1 6 2 6 2 5 3 6 3 5 3 5 4 5 4 4 4 4 5 3 4 3 6 2 5 2 6 2 6 1 7 2 8 1 8v9l1 20v177h56v-330z"/>
          <dr3d:extrude draw:style-name="gr2" draw:layer="layout" svg:viewBox="3467 -12371 448 337" svg:d="m3467-12371v330h50v-46l4 6 4 5 5 6 5 5 5 4 6 5 6 3 6 4 7 3 6 3 7 3 8 2 7 2 8 1 8 1h8 9l8-1 8-1 8-2 7-2 7-2 7-3 6-4 6-4 5-4 5-5 4-5 4-5 4-6 3-6 2-7 10 13 5 6 6 6 6 5 6 5 6 4 6 4 7 3 6 3 7 2 7 2 8 2 7 1 8 1h8 12l11-2 10-2 10-3 5-2 4-2 5-2 4-2 4-3 3-3 4-3 3-3 3-3 3-4 3-4 2-4 3-5 2-4 4-11 3-10 2-12 2-13v-14-226h-56v208 15l-1 7v6l-1 6-1 5-2 5-1 4-2 4-1 3-2 3-3 3-2 3-3 3-3 3-3 2-4 2-3 2-4 1-4 2-5 1h-4l-5 1h-5-8l-9-1-8-2-7-3-4-1-3-2-4-2-3-2-3-2-3-3-3-2-3-3-3-3-2-3-3-3-2-4-2-4-2-4-2-4-1-5-3-10-2-10-1-12v-12-192h-56v214 9l-1 9-1 8-2 7-2 7-2 6-1 3-2 2-1 3-2 2-2 2-2 2-2 2-2 2-2 2-3 1-2 2-3 1-3 1-3 1-3 1-3 1-7 1h-7-6l-6-1-6-1-5-1-6-2-5-2-5-2-5-3-5-3-4-4-4-4-4-5-4-4-3-6-3-5-2-6-2-6-2-7-1-8-2-8-1-9v-10l-1-21v-171z"/>
          <dr3d:extrude draw:style-name="gr2" draw:layer="layout" svg:viewBox="4151 -12378 308 344" svg:d="m4151-12206 1 22 2 21 4 19 3 9 3 8 3 9 4 8 4 7 5 7 5 7 5 6 6 6 6 6 11 9 11 7 12 7 13 5 13 4 14 3 14 1 15 1 17-1 15-2 15-3 7-3 8-2 6-3 7-3 6-4 7-4 6-4 6-5 11-10 5-6 5-5 5-7 4-6 4-7 3-7 4-7 2-8 5-16 3-17 2-18 1-19v-16l-1-14-2-14-2-13-2-12-4-11-3-11-5-9-5-9-6-8-6-8-6-7-7-7-8-7-8-6-9-5-9-5-10-4-10-3-9-3-11-2-10-2-10-1h-11l-17 1-16 2-15 3-7 3-7 2-7 3-7 3-6 4-6 4-6 4-6 5-6 5-5 5-5 6-5 6-4 6-5 6-3 7-4 7-3 8-3 8-5 17-3 17-2 20zm56 20v-15l2-15 2-13 3-12 4-12 2-5 3-5 2-5 3-5 4-4 3-4 7-7 8-7 4-2 4-3 4-2 4-2 4-2 5-2 4-1 5-1 5-1 5-1h10 5l5 1h5l5 1 5 1 4 2 5 1 4 2 5 2 4 3 4 2 4 3 3 3 4 4 7 7 3 4 3 4 3 5 3 5 2 5 3 5 4 12 3 12 2 14 2 14v16 15l-2 14-2 13-3 12-4 11-2 5-3 5-2 5-3 5-4 4-3 4-7 7-8 7-4 2-4 3-4 2-4 2-4 2-5 2-4 1-5 1-5 1-5 1h-10-10l-5-1-5-1-5-1-4-1-5-2-4-2-5-2-4-2-4-3-4-2-3-3-4-4-4-3-3-4-3-4-3-4-3-5-3-5-2-5-3-5-4-12-3-12-2-13-2-15z"/>
          <dr3d:extrude draw:style-name="gr2" draw:layer="layout" svg:viewBox="4504 -12378 287 462" svg:d="m4739-12371v42l-4-6-4-6-5-5-5-5-5-4-5-4-5-4-6-3-6-3-6-2-6-2-7-2-7-1-7-1-7-1h-8-10l-9 1-9 2-9 2-9 3-9 4-9 5-8 5-8 6-8 6-7 7-7 7-6 8-6 8-5 9-5 9-4 10-4 10-3 11-2 11-2 11-2 12-1 12v13 12l1 12 1 12 2 11 3 11 3 10 3 11 4 10 4 10 5 9 6 9 5 7 7 8 7 7 7 6 8 6 8 5 9 5 9 3 9 3 10 2 9 2 10 1h10 7l7-1 7-1 7-1 6-2 7-2 6-3 6-3 6-3 5-4 5-4 5-4 5-4 4-4 4-4 4-5v163h56v-455zm-230 165v-15l2-15 2-13 3-12 4-12 2-5 2-5 3-5 3-5 3-4 3-4 7-7 7-7 4-2 4-3 3-2 4-2 4-2 5-2 4-1 4-1 4-1 5-1h4 5 5 4l5 1 4 1 4 1 4 1 5 2 4 1 3 2 4 3 4 2 4 3 3 3 3 3 7 7 3 4 3 4 3 4 2 5 3 5 2 5 3 11 3 11 2 13 2 14v15 16l-2 15-2 15-3 12-3 12-5 11-2 5-3 5-3 4-3 4-3 4-4 3-3 4-4 3-4 3-3 2-5 3-4 2-4 2-4 1-5 2-4 1-5 1h-4l-5 1h-5-5-4l-5-1-4-1-4-1-4-1-5-2-3-2-4-1-4-3-4-2-3-3-4-3-3-3-7-7-3-4-3-4-3-5-2-4-2-5-2-6-4-11-3-13-1-14-2-14z"/>
          <dr3d:extrude draw:style-name="gr2" draw:layer="layout" svg:viewBox="4859 -12378 304 344" svg:d="m5103-12265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5230 -12371 177 337" svg:d="m5230-12371v330h50v-51l9 16 5 7 4 6 5 6 4 5 4 4 4 3 4 3 4 2 5 2 4 1 5 2h4l5 1h4 7l7-1 7-2 8-2 7-2 7-3 7-4 7-4-19-51-5 2-5 3-5 2-5 1-5 1-5 1-5 1h-5-4l-5-1-4-1-4-1-4-1-4-2-4-3-3-2-3-3-4-3-3-3-2-4-3-4-2-5-2-4-2-5-2-7-2-8-1-8-2-8-1-8v-8l-1-9v-9-172z"/>
          <dr3d:extrude draw:style-name="gr2" draw:layer="layout" svg:viewBox="5541 -12371 425 455" svg:d="m5541-12371 173 455h67l185-455h-69l-52 138h-192l-49-138zm67 187h154l-46 126-10 27-9 25-8 23-6 20-5-22-6-22-7-22-8-22z"/>
          <dr3d:extrude draw:style-name="gr2" draw:layer="layout" svg:viewBox="6012 -12371 434 455" svg:d="m6012-12371v455h90l108-322 22-67 24 73 109 316h81v-455h-58v381l-133-381h-54l-131 387v-387z"/>
          <dr3d:extrude draw:style-name="gr2" draw:layer="layout" svg:viewBox="6543 -12371 376 455" svg:d="m6543-12371v455h157 25l22-2 9-1 9-1 9-1 7-2 10-2 9-3 9-4 8-3 8-4 8-5 7-5 7-6 9-8 8-8 7-9 8-10 6-10 6-10 5-11 5-12 4-12 4-13 3-12 3-14 1-13 2-14 1-15v-15l-1-25-1-12-1-12-2-11-2-11-2-11-3-10-3-10-4-9-3-9-4-9-4-8-4-7-5-7-4-7-5-6-5-6-5-6-5-5-5-5-6-5-5-4-6-4-6-4-6-3-6-3-7-3-7-3-7-3-7-2-8-2-16-3-18-3-19-1-20-1zm-104 54h97l21 1 19 1 9 1 8 2 7 1 7 2 6 2 6 2 6 3 5 3 5 3 5 4 4 3 4 4 5 5 5 6 4 7 5 7 4 7 3 8 4 8 3 9 3 9 2 10 2 10 2 11 1 12 1 11 1 25v17l-1 16-2 16-3 14-3 13-4 12-5 11-5 10-6 9-6 8-7 8-7 7-7 6-8 6-8 4-8 4-7 2-7 2-9 1-9 2-10 1h-11l-25 1h-96z"/>
          <dr3d:extrude draw:style-name="gr2" draw:layer="layout" svg:viewBox="7171 -12371 448 337" svg:d="m7171-12371v330h50v-46l4 6 4 5 5 6 5 5 5 4 6 5 6 3 6 4 7 3 6 3 7 3 8 2 7 2 8 1 8 1h8 9l8-1 8-1 8-2 7-2 7-2 7-3 6-4 6-4 5-4 5-5 4-5 4-5 4-6 3-6 2-7 10 13 5 6 6 6 6 5 6 5 6 4 6 4 7 3 6 3 7 2 7 2 8 2 7 1 8 1h8 12l11-2 10-2 10-3 5-2 4-2 5-2 4-2 4-3 3-3 4-3 3-3 3-3 3-4 3-4 2-4 3-5 2-4 4-11 3-10 2-12 2-13v-14-226h-56v208 15l-1 7v6l-1 6-1 5-2 5-1 4-2 4-1 3-2 3-3 3-2 3-3 3-3 3-3 2-4 2-3 2-4 1-4 2-5 1h-4l-5 1h-5-8l-9-1-8-2-7-3-4-1-3-2-4-2-3-2-3-2-3-3-3-2-3-3-3-3-2-3-3-3-2-4-2-4-2-4-2-4-1-5-3-10-2-10-1-12v-12-192h-56v214 9l-1 9-1 8-2 7-2 7-2 6-1 3-2 2-1 3-2 2-2 2-2 2-2 2-2 2-2 2-3 1-2 2-3 1-3 1-3 1-3 1-3 1-7 1h-7-6l-6-1-6-1-5-1-6-2-5-2-5-2-5-3-5-3-4-4-4-4-4-5-4-4-3-6-3-5-2-6-2-6-2-7-1-8-2-8-1-9v-10l-1-21v-171z"/>
          <dr3d:extrude draw:style-name="gr2" draw:layer="layout" svg:viewBox="7700 -12371 56 455" svg:d="m7700-11980v64h56v-64zm-56-391v330h56v-330z"/>
          <dr3d:extrude draw:style-name="gr2" draw:layer="layout" svg:viewBox="7809 -12375 161 449" svg:d="m7963-12321 7-49-12-2-10-2-11-1h-4-5-8l-7 1h-6l-6 1-6 2-5 1-5 3-5 2-4 2-4 3-3 3-3 3-3 3-2 4-2 3-2 4-1 2v2l-2 6-1 6-1 8-1 9v10l-1 23v190h-41v43h41v82l56 33v-115h57v-43h-57v-193-11l1-9v-3l1-3v-3l1-1v-1l1-2 1-1 1-2 1-1 1-2 2-1 1-1 2-1 2-1 2-1 2-1h2l3-1h2 3 3 5l6 1z"/>
          <dr3d:extrude draw:style-name="gr2" draw:layer="layout" svg:viewBox="8193 -12371 448 337" svg:d="m8193-12371v330h50v-46l4 6 4 5 5 6 5 5 5 4 6 5 6 3 6 4 7 3 6 3 7 3 8 2 7 2 8 1 8 1h8 9l8-1 8-1 8-2 7-2 7-2 7-3 6-4 6-4 5-4 5-5 4-5 4-5 4-6 3-6 2-7 10 13 5 6 6 6 6 5 6 5 6 4 6 4 7 3 6 3 7 2 7 2 8 2 7 1 8 1h8 12l11-2 10-2 10-3 5-2 4-2 5-2 4-2 4-3 3-3 4-3 3-3 3-3 3-4 3-4 2-4 3-5 2-4 4-11 3-10 2-12 2-13v-14-226h-56v208 15l-1 7v6l-1 6-1 5-2 5-1 4-2 4-1 3-2 3-3 3-2 3-3 3-3 3-3 2-4 2-3 2-4 1-4 2-5 1h-4l-5 1h-5-8l-9-1-8-2-7-3-4-1-3-2-4-2-3-2-3-2-3-3-3-2-3-3-3-3-2-3-3-3-2-4-2-4-2-4-2-4-1-5-3-10-2-10-1-12v-12-192h-56v214 9l-1 9-1 8-2 7-2 7-2 6-1 3-2 2-1 3-2 2-2 2-2 2-2 2-2 2-2 2-3 1-2 2-3 1-3 1-3 1-3 1-3 1-7 1h-7-6l-6-1-6-1-5-1-6-2-5-2-5-2-5-3-5-3-4-4-4-4-4-5-4-4-3-6-3-5-2-6-2-6-2-7-1-8-2-8-1-9v-10l-1-21v-171z"/>
          <dr3d:extrude draw:style-name="gr2" draw:layer="layout" svg:viewBox="8722 -12371 56 455" svg:d="m8722-11980v64h56v-64zm-56-391v330h56v-330z"/>
          <dr3d:extrude draw:style-name="gr2" draw:layer="layout" svg:viewBox="8863 -12371 267 337" svg:d="m8863-12371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9195 -12378 287 462" svg:d="m9430-12371v42l-4-6-4-6-5-5-5-5-5-4-5-4-5-4-6-3-6-3-6-2-6-2-7-2-7-1-7-1-7-1h-8-10l-9 1-9 2-9 2-9 3-9 4-9 5-8 5-8 6-8 6-7 7-7 7-6 8-6 8-5 9-5 9-4 10-4 10-3 11-2 11-2 11-2 12-1 12v13 12l1 12 1 12 2 11 3 11 3 10 3 11 4 10 4 10 5 9 6 9 5 7 7 8 7 7 7 6 8 6 8 5 9 5 9 3 9 3 10 2 9 2 10 1h10 7l7-1 7-1 7-1 6-2 7-2 6-3 6-3 6-3 5-4 5-4 5-4 5-4 4-4 4-4 4-5v163h56v-455zm-230 165v-15l2-15 2-13 3-12 4-12 2-5 2-5 3-5 3-5 3-4 3-4 7-7 7-7 4-2 4-3 3-2 4-2 4-2 5-2 4-1 4-1 4-1 5-1h4 5 5 4l5 1 4 1 4 1 4 1 5 2 4 1 3 2 4 3 4 2 4 3 3 3 3 3 7 7 3 4 3 4 3 4 2 5 3 5 2 5 3 11 3 11 2 13 2 14v15 16l-2 15-2 15-3 12-3 12-5 11-2 5-3 5-3 4-3 4-3 4-4 3-3 4-4 3-4 3-3 2-5 3-4 2-4 2-4 1-5 2-4 1-5 1h-4l-5 1h-5-5-4l-5-1-4-1-4-1-4-1-5-2-3-2-4-1-4-3-4-2-3-3-4-3-3-3-7-7-3-4-3-4-3-5-2-4-2-5-2-6-4-11-3-13-1-14-2-14z"/>
          <dr3d:extrude draw:style-name="gr2" draw:layer="layout" svg:viewBox="9550 -12378 304 344" svg:d="m9794-12265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9900 -12378 274 344" svg:d="m9900-12271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10208 -12375 161 449" svg:d="m10362-12321 7-49-12-2-10-2-11-1h-4-5-8l-7 1h-6l-6 1-6 2-5 1-5 3-5 2-4 2-4 3-3 3-3 3-3 3-2 4-2 3-2 4-1 2v2l-2 6-1 6-1 8-1 9v10l-1 23v190h-41v43h41v82l56 33v-115h57v-43h-57v-193-11l1-9v-3l1-3v-3l1-1v-1l1-2 1-1 1-2 1-1 1-2 2-1 1-1 2-1 2-1 2-1 2-1h2l3-1h2 3 3 5l6 1z"/>
          <dr3d:extrude draw:style-name="gr2" draw:layer="layout" svg:viewBox="10397 -12378 304 344" svg:d="m10641-12265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10769 -12371 267 337" svg:d="m10769-12371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11100 -12378 274 344" svg:d="m11100-12271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11643 -12371 167 457" svg:d="m11810-12371h-56v356l-5-5-6-5-6-5-6-4-7-5-7-5-16-9-31-17-14-7-7-3-6-2v54l11 5 12 6 10 6 11 7 10 7 9 7 10 7 9 8 9 8 7 8 7 7 7 8 5 7 6 8 4 7 4 8h36z"/>
          <dr3d:extrude draw:style-name="gr2" draw:layer="layout" svg:viewBox="11979 -12460 68 153" svg:d="m11983-12371v64h64v-64-8l-1-8-1-8-1-7-2-7-2-7-3-6-3-5-2-3-1-2-4-5-4-4-5-5-6-4-5-3-6-4-7-3-15 23 4 2 4 2 4 3 4 3 3 3 3 3 2 3 2 4 2 4 2 4 1 5 2 5 1 6 1 6v6l1 7z"/>
          <dr3d:extrude draw:style-name="gr2" draw:layer="layout" svg:viewBox="12129 -12379 297 465" svg:d="m12129-12147 1 39 1 17 2 17 3 16 3 15 3 14 4 13 4 12 5 11 6 11 5 10 7 9 7 8 7 8 8 7 8 6 9 6 10 4 10 4 11 3 11 1 12 2h12 9l8-1 9-1 8-2 8-2 7-2 8-3 7-4 7-4 7-4 6-5 6-5 5-5 5-6 5-6 5-7 4-7 4-7 4-8 4-9 3-8 3-10 6-19 2-11 3-11 1-12 2-13 1-29 1-32-1-38-1-17-2-17-2-16-3-14-3-14-4-13-4-12-5-11-6-11-6-10-6-9-7-9-8-7-8-7-8-6-9-5-10-5-10-4-10-3-11-2-12-2h-12l-16 1-8 1-7 1-8 2-7 2-6 2-7 3-7 3-6 4-6 3-5 5-6 4-5 5-5 5-5 6-5 7-6 8-4 9-5 9-7 20-7 22-5 24-3 27-2 28zm56 32v-27l2-25 2-23 3-20 3-17 5-15 2-7 3-6 3-5 3-5 7-8 3-4 4-4 4-3 3-3 5-3 4-3 4-2 4-2 5-1 4-2 5-1h4l5-1h5 5l5 1h4l5 1 4 2 4 1 4 2 5 2 3 3 4 2 4 3 4 4 4 3 3 4 7 9 3 5 3 6 3 6 3 6 4 16 4 17 3 20 1 22 2 25v27 27l-2 24-2 23-3 19-3 18-5 15-2 6-3 6-3 6-3 5-3 5-4 4-3 4-4 3-4 4-3 3-5 2-4 3-4 2-4 2-5 1-4 2-5 1h-4l-5 1h-5-5l-5-1h-4l-5-1-4-1-4-2-4-1-4-2-4-2-4-3-3-3-4-3-3-3-3-3-3-4-3-4-3-5-4-6-3-7-3-7-5-16-4-18-3-20-2-23-2-24z"/>
          <dr3d:extrude draw:style-name="gr2" draw:layer="layout" svg:viewBox="12490 -12379 420 471" svg:d="m12718-12193v54h192v-169l-23-16-11-8-11-7-11-6-12-6-11-5-12-5-12-4-12-4-12-3-12-3-12-1-12-2-13-1h-12-17l-16 2-16 2-15 3-15 4-15 5-14 6-14 7-13 8-13 8-11 9-11 10-10 11-9 12-8 12-7 13-6 14-6 14-5 15-4 14-3 16-2 16-2 16v16 17l2 16 2 16 3 16 4 15 5 15 5 15 7 14 7 14 9 13 8 12 10 11 10 10 11 10 12 8 12 8 13 7 14 5 14 5 15 4 15 3 16 2 16 2h17 12l12-1 12-1 11-2 11-2 11-3 10-3 10-4 10-4 9-5 8-5 9-5 7-6 7-6 7-6 6-7 5-7 6-8 4-9 5-9 4-10 3-10 4-11 3-11-55-15-5 16-3 8-3 7-4 7-3 6-3 6-4 5-4 5-4 4-5 5-6 4-5 4-7 3-6 4-7 3-7 3-7 2-8 2-7 2-8 1-8 1-9 1h-8-10l-10-1-9-1-9-1-9-2-8-2-8-3-8-3-7-3-7-4-7-4-6-4-6-4-5-4-5-5-5-5-9-11-4-5-3-6-4-5-3-6-3-6-3-6-4-11-3-11-3-11-3-11-2-12-1-12-1-12v-12-15l1-14 2-14 2-13 3-13 4-11 4-12 5-10 6-10 6-9 6-9 8-8 7-7 9-7 9-6 9-5 10-5 10-4 10-3 11-3 11-2 11-2 11-1h11 10l9 1 10 1 9 2 10 2 9 2 10 3 9 4 9 4 8 4 8 4 8 4 6 4 6 4 6 4 5 4v85z"/>
          <dr3d:extrude draw:style-name="gr2" draw:layer="layout" svg:viewBox="13001 -12371 357 455" svg:d="m13001-12371v455h60v-187h237v187h60v-455h-60v214h-237v-214z"/>
          <dr3d:extrude draw:style-name="gr2" draw:layer="layout" svg:viewBox="13421 -12371 291 330" svg:d="m13421-12371v45l209 242-63-2h-134v45h269v-37l-178-209-34-39 36 2 17 1h17 152v-48z"/>
          <dr3d:extrude draw:style-name="gr2" draw:layer="layout" svg:viewBox="297 -13083 434 455" svg:d="m297-13083v455h90l108-322 22-67 24 73 109 316h81v-455h-58v381l-133-381h-54l-131 387v-387z"/>
          <dr3d:extrude draw:style-name="gr2" draw:layer="layout" svg:viewBox="821 -13083 56 455" svg:d="m821-12692v64h56v-64zm-56-391v330h56v-330z"/>
          <dr3d:extrude draw:style-name="gr2" draw:layer="layout" svg:viewBox="962 -13083 267 337" svg:d="m962-13083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1294 -13090 287 462" svg:d="m1529-13083v42l-4-6-4-6-5-5-5-5-5-4-5-4-5-4-6-3-6-3-6-2-6-2-7-2-7-1-7-1-7-1h-8-10l-9 1-9 2-9 2-9 3-9 4-9 5-8 5-8 6-8 6-7 7-7 7-6 8-6 8-5 9-5 9-4 10-4 10-3 11-2 11-2 11-2 12-1 12v13 12l1 12 1 12 2 11 3 11 3 10 3 11 4 10 4 10 5 9 6 9 5 7 7 8 7 7 7 6 8 6 8 5 9 5 9 3 9 3 10 2 9 2 10 1h10 7l7-1 7-1 7-1 6-2 7-2 6-3 6-3 6-3 5-4 5-4 5-4 5-4 4-4 4-4 4-5v163h56v-455zm-230 165v-15l2-15 2-13 3-12 4-12 2-5 2-5 3-5 3-5 3-4 3-4 7-7 7-7 4-2 4-3 3-2 4-2 4-2 5-2 4-1 4-1 4-1 5-1h4 5 5 4l5 1 4 1 4 1 4 1 5 2 4 1 3 2 4 3 4 2 4 3 3 3 3 3 7 7 3 4 3 4 3 4 2 5 3 5 2 5 3 11 3 11 2 13 2 14v15 16l-2 15-2 15-3 12-3 12-5 11-2 5-3 5-3 4-3 4-3 4-4 3-3 4-4 3-4 3-3 2-5 3-4 2-4 2-4 1-5 2-4 1-5 1h-4l-5 1h-5-5-4l-5-1-4-1-4-1-4-1-5-2-3-2-4-1-4-3-4-2-3-3-4-3-3-3-7-7-3-4-3-4-3-5-2-4-2-5-2-6-4-11-3-13-1-14-2-14z"/>
          <dr3d:extrude draw:style-name="gr2" draw:layer="layout" svg:viewBox="1649 -13090 304 344" svg:d="m1893-12977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1999 -13090 274 344" svg:d="m1999-12983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2307 -13087 161 449" svg:d="m2461-13033 7-49-12-2-10-2-11-1h-4-5-8l-7 1h-6l-6 1-6 2-5 1-5 3-5 2-4 2-4 3-3 3-3 3-3 3-2 4-2 3-2 4-1 2v2l-2 6-1 6-1 8-1 9v10l-1 23v190h-41v43h41v82l56 33v-115h57v-43h-57v-193-11l1-9v-3l1-3v-3l1-1v-1l1-2 1-1 1-2 1-1 1-2 2-1 1-1 2-1 2-1 2-1 2-1h2l3-1h2 3 3 5l6 1z"/>
          <dr3d:extrude draw:style-name="gr2" draw:layer="layout" svg:viewBox="2496 -13090 304 344" svg:d="m2740-12977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2868 -13083 267 337" svg:d="m2868-13083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3199 -13090 274 344" svg:d="m3199-12983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3742 -13083 167 457" svg:d="m3909-13083h-56v356l-5-5-6-5-6-5-6-4-7-5-7-5-16-9-31-17-14-7-7-3-6-2v54l11 5 12 6 10 6 11 7 10 7 9 7 10 7 9 8 9 8 7 8 7 7 7 8 5 7 6 8 4 7 4 8h36z"/>
          <dr3d:extrude draw:style-name="gr2" draw:layer="layout" svg:viewBox="4078 -13172 68 153" svg:d="m4082-13083v64h64v-64-8l-1-8-1-8-1-7-2-7-2-7-3-6-3-5-2-3-1-2-4-5-4-4-5-5-6-4-5-3-6-4-7-3-15 23 4 2 4 2 4 3 4 3 3 3 3 3 2 3 2 4 2 4 2 4 1 5 2 5 1 6 1 6v6l1 7z"/>
          <dr3d:extrude draw:style-name="gr2" draw:layer="layout" svg:viewBox="4228 -13091 297 465" svg:d="m4228-12859 1 39 1 17 2 17 3 16 3 15 3 14 4 13 4 12 5 11 6 11 5 10 7 9 7 8 7 8 8 7 8 6 9 6 10 4 10 4 11 3 11 1 12 2h12 9l8-1 9-1 8-2 8-2 7-2 8-3 7-4 7-4 7-4 6-5 6-5 5-5 5-6 5-6 5-7 4-7 4-7 4-8 4-9 3-8 3-10 6-19 2-11 3-11 1-12 2-13 1-29 1-32-1-38-1-17-2-17-2-16-3-14-3-14-4-13-4-12-5-11-6-11-6-10-6-9-7-9-8-7-8-7-8-6-9-5-10-5-10-4-10-3-11-2-12-2h-12l-16 1-8 1-7 1-8 2-7 2-6 2-7 3-7 3-6 4-6 3-5 5-6 4-5 5-5 5-5 6-5 7-6 8-4 9-5 9-7 20-7 22-5 24-3 27-2 28zm56 32v-27l2-25 2-23 3-20 3-17 5-15 2-7 3-6 3-5 3-5 7-8 3-4 4-4 4-3 3-3 5-3 4-3 4-2 4-2 5-1 4-2 5-1h4l5-1h5 5l5 1h4l5 1 4 2 4 1 4 2 5 2 3 3 4 2 4 3 4 4 4 3 3 4 7 9 3 5 3 6 3 6 3 6 4 16 4 17 3 20 1 22 2 25v27 27l-2 24-2 23-3 19-3 18-5 15-2 6-3 6-3 6-3 5-3 5-4 4-3 4-4 3-4 4-3 3-5 2-4 3-4 2-4 2-5 1-4 2-5 1h-4l-5 1h-5-5l-5-1h-4l-5-1-4-1-4-2-4-1-4-2-4-2-4-3-3-3-4-3-3-3-3-3-3-4-3-4-3-5-4-6-3-7-3-7-5-16-4-18-3-20-2-23-2-24z"/>
          <dr3d:extrude draw:style-name="gr2" draw:layer="layout" svg:viewBox="4589 -13091 420 471" svg:d="m4817-12905v54h192v-169l-23-16-11-8-11-7-11-6-12-6-11-5-12-5-12-4-12-4-12-3-12-3-12-1-12-2-13-1h-12-17l-16 2-16 2-15 3-15 4-15 5-14 6-14 7-13 8-13 8-11 9-11 10-10 11-9 12-8 12-7 13-6 14-6 14-5 15-4 14-3 16-2 16-2 16v16 17l2 16 2 16 3 16 4 15 5 15 5 15 7 14 7 14 9 13 8 12 10 11 10 10 11 10 12 8 12 8 13 7 14 5 14 5 15 4 15 3 16 2 16 2h17 12l12-1 12-1 11-2 11-2 11-3 10-3 10-4 10-4 9-5 8-5 9-5 7-6 7-6 7-6 6-7 5-7 6-8 4-9 5-9 4-10 3-10 4-11 3-11-55-15-5 16-3 8-3 7-4 7-3 6-3 6-4 5-4 5-4 4-5 5-6 4-5 4-7 3-6 4-7 3-7 3-7 2-8 2-7 2-8 1-8 1-9 1h-8-10l-10-1-9-1-9-1-9-2-8-2-8-3-8-3-7-3-7-4-7-4-6-4-6-4-5-4-5-5-5-5-9-11-4-5-3-6-4-5-3-6-3-6-3-6-4-11-3-11-3-11-3-11-2-12-1-12-1-12v-12-15l1-14 2-14 2-13 3-13 4-11 4-12 5-10 6-10 6-9 6-9 8-8 7-7 9-7 9-6 9-5 10-5 10-4 10-3 11-3 11-2 11-2 11-1h11 10l9 1 10 1 9 2 10 2 9 2 10 3 9 4 9 4 8 4 8 4 8 4 6 4 6 4 6 4 5 4v85z"/>
          <dr3d:extrude draw:style-name="gr2" draw:layer="layout" svg:viewBox="5096 -13083 343 455" svg:d="m5096-13083v455h170 13l12-1 11-1 11-2 10-2 10-2 9-3 8-3 8-4 7-4 7-4 6-5 6-6 5-6 5-6 5-7 4-7 4-8 3-7 3-8 1-7 2-8 1-7v-8-7l-1-8-1-7-2-7-2-6-3-7-3-7-4-6-4-6-5-6-5-6-6-5-6-5-6-5-7-5-8-4 10-3 9-4 9-4 8-5 8-6 7-6 6-6 6-7 5-7 5-8 4-8 3-9 2-9 2-9 1-9v-10-8l-1-8-1-7-1-8-2-7-2-8-3-7-3-7-4-7-3-6-4-6-4-5-5-5-4-5-5-4-5-4-5-4-5-3-6-3-6-3-7-2-7-3-7-2-7-2-8-2-8-1-8-2-9-1-19-1-21-1zm-113 264h98 19l16 1 6 1 7 1 5 1 5 1 5 2 6 2 5 3 4 2 4 3 2 2 2 1 2 2 1 2 2 2 1 2 3 4 2 5 2 4 2 5 1 5 1 5 1 5v6 6l-1 5-1 5-1 5-1 5-2 5-3 5-2 4-3 4-3 4-3 3-4 3-4 3-4 3-5 2-5 2-6 2-6 1-7 1-8 1-19 1h-23-91zm0-347h113 14l11 1h9l7 1 10 2 5 2 4 1 5 2 4 2 3 2 4 2 3 2 4 3 3 3 3 3 2 3 3 3 3 4 2 4 2 4 2 5 1 4 2 5 1 5v5l1 5v5 6l-1 6-1 6-1 6-2 5-2 5-3 5-3 5-4 4-3 4-4 4-5 4-4 3-5 3-6 2-5 2-6 2-7 1-7 2-8 1-9 1h-9l-21 1h-105z"/>
          <dr3d:extrude draw:style-name="gr2" draw:layer="layout" svg:viewBox="5614 -13083 425 455" svg:d="m5614-13083 173 455h67l185-455h-69l-52 138h-192l-49-138zm67 187h154l-46 126-10 27-9 25-8 23-6 20-5-22-6-22-7-22-8-22z"/>
          <dr3d:extrude draw:style-name="gr2" draw:layer="layout" svg:viewBox="6079 -13083 177 337" svg:d="m6079-13083v330h50v-51l9 16 5 7 4 6 5 6 4 5 4 4 4 3 4 3 4 2 5 2 4 1 5 2h4l5 1h4 7l7-1 7-2 8-2 7-2 7-3 7-4 7-4-19-51-5 2-5 3-5 2-5 1-5 1-5 1-5 1h-5-4l-5-1-4-1-4-1-4-1-4-2-4-3-3-2-3-3-4-3-3-3-2-4-3-4-2-5-2-4-2-5-2-7-2-8-1-8-2-8-1-8v-8l-1-9v-9-172z"/>
          <dr3d:extrude draw:style-name="gr2" draw:layer="layout" svg:viewBox="6290 -13090 287 462" svg:d="m6342-13083h-52v455h56v-162l9 10 5 5 5 4 5 4 6 4 5 3 6 3 5 2 6 3 6 2 7 1 6 1 6 1 7 1h7 7l8-1 7-1 7-1 8-2 7-2 7-2 7-3 7-3 6-4 6-4 6-4 5-4 5-5 5-6 4-5 8-12 4-6 4-6 3-7 3-7 3-7 3-8 2-8 3-8 1-8 2-8 1-9v-8l1-9v-9l-1-20-2-20-3-18-4-17-6-16-4-7-4-7-4-7-4-7-5-6-5-6-11-11-5-5-6-4-6-4-6-4-6-4-6-3-7-2-6-3-7-2-7-1-7-1-7-1-14-1h-7l-7 1-7 1-7 1-6 2-6 2-7 2-5 3-6 3-6 4-5 4-5 4-5 5-4 5-5 6-4 6zm-2 125v-14l1-13 1-12 2-11 2-10 3-10 3-8 2-4 2-3 3-5 4-5 4-5 4-4 4-4 4-3 4-4 5-2 4-3 5-2 5-2 5-1 5-2h6l5-1h6 4l5 1h4l5 1 4 1 4 2 4 1 4 2 4 2 4 3 4 2 4 3 7 7 7 7 3 4 3 4 3 5 3 5 2 5 2 5 4 11 3 12 2 14 2 14v15 16l-2 14-2 14-3 12-3 11-2 6-3 5-2 4-3 5-3 4-3 4-7 7-6 6-4 3-4 3-4 2-3 2-4 2-5 1-4 2-4 1-4 1h-5l-4 1h-5-4l-5-1h-4l-5-1-4-1-4-2-4-1-4-2-4-2-4-3-4-2-4-3-7-7-7-7-3-4-3-4-3-5-3-4-2-5-2-6-4-11-3-11-2-13-2-14z"/>
          <dr3d:extrude draw:style-name="gr2" draw:layer="layout" svg:viewBox="6625 -13090 304 344" svg:d="m6869-12977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6997 -13083 56 455" svg:d="m6997-12692v64h56v-64zm-56-391v330h56v-330z"/>
          <dr3d:extrude draw:style-name="gr2" draw:layer="layout" svg:viewBox="7106 -13087 161 449" svg:d="m7260-13033 7-49-12-2-10-2-11-1h-4-5-8l-7 1h-6l-6 1-6 2-5 1-5 3-5 2-4 2-4 3-3 3-3 3-3 3-2 4-2 3-2 4-1 2v2l-2 6-1 6-1 8-1 9v10l-1 23v190h-41v43h41v82l56 33v-115h57v-43h-57v-193-11l1-9v-3l1-3v-3l1-1v-1l1-2 1-1 1-2 1-1 1-2 2-1 1-1 2-1 2-1 2-1 2-1h2l3-1h2 3 3 5l6 1z"/>
          <dr3d:extrude draw:style-name="gr2" draw:layer="layout" svg:viewBox="7292 -13090 274 344" svg:d="m7292-12983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7610 -13090 274 344" svg:d="m7610-12983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7949 -13209 287 463" svg:d="m7949-13209v456h51v-43l5 6 4 5 5 6 5 4 6 5 5 4 5 4 6 3 6 3 6 2 6 3 7 1 7 2 7 1 8 1h8 10l10-1 10-2 10-2 9-3 9-4 9-5 8-5 8-6 7-6 7-7 7-7 5-8 6-9 5-9 4-9 4-10 3-10 3-11 2-10 2-11 1-12 1-11v-12-12l-1-12-2-12-1-12-3-11-3-11-4-10-4-10-5-10-5-9-6-8-6-9-7-7-8-7-8-6-8-6-9-5-9-4-9-4-9-3-9-3-9-2-10-1h-9-7l-7 1-6 1-7 1-6 2-6 2-6 2-5 3-5 3-6 3-5 4-4 3-5 4-4 4-4 5-4 4v-161zm-7 289v-15l2-14 2-14 3-12 3-11 5-10 2-5 3-5 3-4 3-4 3-4 4-3 3-4 4-3 3-2 4-3 4-2 4-2 4-2 4-1 4-1 4-1 5-1 4-1h9 5 5l4 1 5 1 4 1 4 1 4 2 5 2 3 2 4 2 4 3 4 2 4 3 3 4 7 7 3 4 3 4 3 5 3 5 2 5 2 6 4 11 3 13 2 14 2 15v16 15l-2 14-2 14-3 12-3 11-5 10-2 5-3 5-3 4-3 4-3 4-4 3-3 4-4 3-3 2-4 3-4 2-4 2-4 2-4 2-4 1-4 1-5 1-4 1h-5-4-4l-5-1h-4l-5-1-4-1-4-2-4-1-4-2-4-2-4-3-4-3-4-3-7-6-7-8-3-4-3-5-3-5-3-5-5-10-4-12-3-13-2-13-2-15z"/>
          <dr3d:extrude draw:style-name="gr2" draw:layer="layout" svg:viewBox="8284 -13090 304 344" svg:d="m8528-12977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8656 -13083 56 455" svg:d="m8656-12692v64h56v-64zm-56-391v330h56v-330z"/>
          <dr3d:extrude draw:style-name="gr2" draw:layer="layout" svg:viewBox="8780 -13090 287 344" svg:d="m9012-12962 55-7-3-14-3-13-5-12-5-12-6-10-7-10-8-9-9-9-10-8-10-6-10-6-11-4-12-4-12-2-13-2h-13l-16 1-16 2-15 3-7 3-7 2-7 3-6 3-6 4-6 4-6 4-6 5-11 10-5 6-5 6-4 6-4 6-4 7-3 7-3 8-3 8-4 16-4 18-1 19-1 20v13l1 12 2 13 2 11 2 12 3 11 4 11 4 10 5 10 5 9 6 8 6 8 7 7 8 7 8 6 9 5 9 5 10 4 9 3 10 3 10 2 10 2 10 1h10 13l13-2 12-2 11-3 11-4 10-4 9-6 9-6 8-7 8-8 6-9 6-9 6-10 4-11 3-12 3-12-54-7-2 8-3 7-2 7-4 7-3 5-4 6-5 5-5 4-5 4-6 3-5 3-6 3-6 2-6 1-7 1h-7-10l-5-1-5-1-5-1-4-1-5-2-4-2-4-1-4-3-4-2-4-3-4-3-3-3-4-3-3-4-3-4-3-4-3-5-2-4-3-5-2-6-4-11-3-13-2-13-2-15v-16-16l2-15 1-13 3-13 4-11 2-6 2-5 2-4 3-5 3-4 3-4 3-4 4-3 3-3 4-3 4-3 4-2 4-3 4-2 4-1 4-2 5-1 5-1 4-1 5-1h10 8l8 1 7 2 7 2 7 3 6 3 6 4 6 5 3 3 2 2 3 3 2 3 2 4 2 3 4 7 3 9 3 8 2 10z"/>
          <dr3d:extrude draw:style-name="gr2" draw:layer="layout" svg:viewBox="9115 -13083 267 455" svg:d="m9115-13083v455h56v-163l10 11 5 4 6 5 5 4 6 3 6 4 6 3 6 2 7 3 6 2 7 1 7 1 7 1 14 1h9l8-1 9-1 8-2 7-2 8-2 7-3 7-3 7-4 6-4 5-4 5-5 5-5 4-6 3-6 3-6 3-7 2-7 2-8 2-9 1-10 1-10 1-11v-12-209h-56v209 10l-1 10-2 8-1 8-3 7-2 4-1 3-2 3-2 3-2 2-2 3-2 2-3 3-2 2-3 1-3 2-3 2-3 1-3 1-3 1-3 1-7 2-8 1h-8-6l-6-1-6-1-6-1-6-2-5-2-6-3-5-3-5-3-5-4-4-4-4-4-4-5-4-4-3-6-2-5-2-6-2-6-1-7-2-7-1-8v-9l-1-9v-9-180z"/>
          <dr3d:extrude draw:style-name="gr2" draw:layer="layout" svg:viewBox="9449 -13090 304 344" svg:d="m9693-12977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9820 -13083 177 337" svg:d="m9820-13083v330h50v-51l9 16 5 7 4 6 5 6 4 5 4 4 4 3 4 3 4 2 5 2 4 1 5 2h4l5 1h4 7l7-1 7-2 8-2 7-2 7-3 7-4 7-4-19-51-5 2-5 3-5 2-5 1-5 1-5 1-5 1h-5-4l-5-1-4-1-4-1-4-1-4-2-4-3-3-2-3-3-4-3-3-3-2-4-3-4-2-5-2-4-2-5-2-7-2-8-1-8-2-8-1-8v-8l-1-9v-9-172z"/>
          <dr3d:extrude draw:style-name="gr2" draw:layer="layout" svg:viewBox="284 -13803 420 471" svg:d="m512-13617v54h192v-169l-23-16-11-8-11-7-11-6-12-6-11-5-12-5-12-4-12-4-12-3-12-3-12-1-12-2-13-1h-12-17l-16 2-16 2-15 3-15 4-15 5-14 6-14 7-13 8-13 8-11 9-11 10-10 11-9 12-8 12-7 13-6 14-6 14-5 15-4 14-3 16-2 16-2 16v16 17l2 16 2 16 3 16 4 15 5 15 5 15 7 14 7 14 9 13 8 12 10 11 10 10 11 10 12 8 12 8 13 7 14 5 14 5 15 4 15 3 16 2 16 2h17 12l12-1 12-1 11-2 11-2 11-3 10-3 10-4 10-4 9-5 8-5 9-5 7-6 7-6 7-6 6-7 5-7 6-8 4-9 5-9 4-10 3-10 4-11 3-11-55-15-5 16-3 8-3 7-4 7-3 6-3 6-4 5-4 5-4 4-5 5-6 4-5 4-7 3-6 4-7 3-7 3-7 2-8 2-7 2-8 1-8 1-9 1h-8-10l-10-1-9-1-9-1-9-2-8-2-8-3-8-3-7-3-7-4-7-4-6-4-6-4-5-4-5-5-5-5-9-11-4-5-3-6-4-5-3-6-3-6-3-6-4-11-3-11-3-11-3-11-2-12-1-12-1-12v-12-15l1-14 2-14 2-13 3-13 4-11 4-12 5-10 6-10 6-9 6-9 8-8 7-7 9-7 9-6 9-5 10-5 10-4 10-3 11-3 11-2 11-2 11-1h11 10l9 1 10 1 9 2 10 2 9 2 10 3 9 4 9 4 8 4 8 4 8 4 6 4 6 4 6 4 5 4v85z"/>
          <dr3d:extrude draw:style-name="gr2" draw:layer="layout" svg:viewBox="785 -13795 177 337" svg:d="m785-13795v330h50v-51l9 16 5 7 4 6 5 6 4 5 4 4 4 3 4 3 4 2 5 2 4 1 5 2h4l5 1h4 7l7-1 7-2 8-2 7-2 7-3 7-4 7-4-19-51-5 2-5 3-5 2-5 1-5 1-5 1-5 1h-5-4l-5-1-4-1-4-1-4-1-4-2-4-3-3-2-3-3-4-3-3-3-2-4-3-4-2-5-2-4-2-5-2-7-2-8-1-8-2-8-1-8v-8l-1-9v-9-172z"/>
          <dr3d:extrude draw:style-name="gr2" draw:layer="layout" svg:viewBox="978 -13802 303 344" svg:d="m1212-13754-7-6-8-6-7-6-7-5-8-4-7-4-8-3-7-3-7-2-8-3-7-2-8-1-8-1-8-1-8-1h-8-13l-12 2-12 2-11 3-10 3-9 5-5 2-4 3-4 3-4 3-4 3-3 4-3 3-3 4-3 4-2 4-2 4-2 4-2 5-1 4-1 5-1 4-2 10v10 6l1 6 1 6 1 5 1 6 2 5 3 5 2 5 3 5 3 4 3 5 4 4 3 4 4 3 5 4 4 3 5 3 4 3 5 2 5 2 6 3 5 2 5 1 6 2 9 2 11 2 14 3 15 2 32 4 28 5 22 5 10 2 9 3v15 8l-1 8-1 7-1 3-1 3-1 3-1 3-1 3-2 2-1 2-2 2-2 2-2 2-3 2-3 3-3 2-3 1-3 2-4 2-7 2-8 2-9 2-10 1h-10-9l-9-1-9-1-7-2-7-2-7-2-2-1-3-2-3-1-2-2-2-2-2-2-3-2-2-2-4-5-3-6-4-6-3-7-3-8-2-8-56 7 2 8 2 8 3 8 3 7 3 7 4 7 4 6 4 5 5 5 5 5 5 5 6 4 6 4 7 4 7 3 8 3 17 5 9 2 9 2 9 1 10 1 10 1h11l20-1h9l9-1 8-2 8-1 7-3 7-2 6-3 6-2 6-3 5-3 5-4 4-3 4-3 1-2 2-2 3-4 3-4 2-4 2-5 2-5 2-5 2-5 1-6 1-4v-4l1-12 1-14v-17-74l1-64 1-21v-8l1-6 1-5 1-5 1-5 2-5 2-5 2-5 2-5 3-5h-57l-2 5-2 4-2 5-1 5-2 5-1 6-1 5zm-4 130-8-3-9-3-10-3-11-2-25-5-29-5-16-2-13-3-6-2-5-1-5-2-4-1-4-2-3-1-3-2-3-3-2-2-3-2-2-3-2-3-2-3-1-3-2-3-1-4-1-3v-3l-1-4v-3-3-2l1-3v-3l1-2v-3l1-2 1-2 2-3 1-2 1-2 2-2 3-4 4-4 2-2 2-2 3-1 2-2 3-1 3-1 6-2 6-2 7-1 8-1h8 8l8 1 7 1 8 2 7 2 7 2 6 3 7 3 6 4 6 3 5 5 5 4 4 6 4 5 4 6 3 6 2 5 2 5 1 6 2 7 1 7v8l1 8v9z"/>
          <dr3d:extrude draw:style-name="gr2" draw:layer="layout" svg:viewBox="1314 -13795 193 463" svg:d="m1363-13795v287h-49v43h49v35 16l1 7 1 6v6l1 5 2 5 1 4 2 5 3 6 3 5 4 4 3 5 4 4 5 3 5 4 5 3 6 3 7 2 6 2 8 1 8 1 8 1h9 12l13-2 13-1 14-3-8-48-9 1-8 1-8 1h-8-6l-6-1-5-1-5-1-2-1h-2l-2-1-2-1-2-1-1-2-2-1-1-1-1-1-1-2-2-2-1-2-1-2-1-2-1-5-1-5-1-6-1-7v-7-30h64v-43h-64v-287z"/>
          <dr3d:extrude draw:style-name="gr2" draw:layer="layout" svg:viewBox="1526 -13795 56 455" svg:d="m1526-13404v64h56v-64zm-56-391v330h56v-330z"/>
          <dr3d:extrude draw:style-name="gr2" draw:layer="layout" svg:viewBox="1667 -13795 274 455" svg:d="m1667-13795v455h56v-259l133 134h72l-126-123 139-207h-69l-110 169-39-38v-131z"/>
          <dr3d:extrude draw:style-name="gr2" draw:layer="layout" svg:viewBox="1985 -13795 274 455" svg:d="m1985-13795v455h56v-259l133 134h72l-126-123 139-207h-69l-110 169-39-38v-131z"/>
          <dr3d:extrude draw:style-name="gr2" draw:layer="layout" svg:viewBox="2284 -13802 303 344" svg:d="m2518-13754-7-6-8-6-7-6-7-5-8-4-7-4-8-3-7-3-7-2-8-3-7-2-8-1-8-1-8-1-8-1h-8-13l-12 2-12 2-11 3-10 3-9 5-5 2-4 3-4 3-4 3-4 3-3 4-3 3-3 4-3 4-2 4-2 4-2 4-2 5-1 4-1 5-1 4-2 10v10 6l1 6 1 6 1 5 1 6 2 5 3 5 2 5 3 5 3 4 3 5 4 4 3 4 4 3 5 4 4 3 5 3 4 3 5 2 5 2 6 3 5 2 5 1 6 2 9 2 11 2 14 3 15 2 32 4 28 5 22 5 10 2 9 3v15 8l-1 8-1 7-1 3-1 3-1 3-1 3-1 3-2 2-1 2-2 2-2 2-2 2-3 2-3 3-3 2-3 1-3 2-4 2-7 2-8 2-9 2-10 1h-10-9l-9-1-9-1-7-2-7-2-7-2-2-1-3-2-3-1-2-2-2-2-2-2-3-2-2-2-4-5-3-6-4-6-3-7-3-8-2-8-56 7 2 8 2 8 3 8 3 7 3 7 4 7 4 6 4 5 5 5 5 5 5 5 6 4 6 4 7 4 7 3 8 3 17 5 9 2 9 2 9 1 10 1 10 1h11l20-1h9l9-1 8-2 8-1 7-3 7-2 6-3 6-2 6-3 5-3 5-4 4-3 4-3 1-2 2-2 3-4 3-4 2-4 2-5 2-5 2-5 2-5 1-6 1-4v-4l1-12 1-14v-17-74l1-64 1-21v-8l1-6 1-5 1-5 1-5 2-5 2-5 2-5 2-5 3-5h-57l-2 5-2 4-2 5-1 5-2 5-1 6-1 5zm-4 130-8-3-9-3-10-3-11-2-25-5-29-5-16-2-13-3-6-2-5-1-5-2-4-1-4-2-3-1-3-2-3-3-2-2-3-2-2-3-2-3-2-3-1-3-2-3-1-4-1-3v-3l-1-4v-3-3-2l1-3v-3l1-2v-3l1-2 1-2 2-3 1-2 1-2 2-2 3-4 4-4 2-2 2-2 3-1 2-2 3-1 3-1 6-2 6-2 7-1 8-1h8 8l8 1 7 1 8 2 7 2 7 2 6 3 7 3 6 4 6 3 5 5 5 4 4 6 4 5 4 6 3 6 2 5 2 5 1 6 2 7 1 7v8l1 8v9z"/>
          <dr3d:extrude draw:style-name="gr2" draw:layer="layout" svg:viewBox="2655 -13795 177 337" svg:d="m2655-13795v330h50v-51l9 16 5 7 4 6 5 6 4 5 4 4 4 3 4 3 4 2 5 2 4 1 5 2h4l5 1h4 7l7-1 7-2 8-2 7-2 7-3 7-4 7-4-19-51-5 2-5 3-5 2-5 1-5 1-5 1-5 1h-5-4l-5-1-4-1-4-1-4-1-4-2-4-3-3-2-3-3-4-3-3-3-2-4-3-4-2-5-2-4-2-5-2-7-2-8-1-8-2-8-1-8v-8l-1-9v-9-172z"/>
          <dr3d:extrude draw:style-name="gr2" draw:layer="layout" svg:viewBox="2835 -13799 161 449" svg:d="m2989-13745 7-49-12-2-10-2-11-1h-4-5-8l-7 1h-6l-6 1-6 2-5 1-5 3-5 2-4 2-4 3-3 3-3 3-3 3-2 4-2 3-2 4-1 2v2l-2 6-1 6-1 8-1 9v10l-1 23v190h-41v43h41v82l56 33v-115h57v-43h-57v-193-11l1-9v-3l1-3v-3l1-1v-1l1-2 1-1 1-2 1-1 1-2 2-1 1-1 2-1 2-1 2-1 2-1h2l3-1h2 3 3 5l6 1z"/>
          <dr3d:extrude draw:style-name="gr2" draw:layer="layout" svg:viewBox="3024 -13802 304 344" svg:d="m3268-13689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3532 -13795 416 455" svg:d="m3532-13795 175 236-155 219h71l84-118 22-32 8-12 6-10 37 51 90 121h66l-158-217 170-238h-74l-114 162-5 7-5 6-9 14-13-19-5-7-2-3-2-2-115-158z"/>
          <dr3d:extrude draw:style-name="gr2" draw:layer="layout" svg:viewBox="4023 -13795 167 457" svg:d="m4190-13795h-56v356l-5-5-6-5-6-5-6-4-7-5-7-5-16-9-31-17-14-7-7-3-6-2v54l11 5 12 6 10 6 11 7 10 7 9 7 10 7 9 8 9 8 7 8 7 7 7 8 5 7 6 8 4 7 4 8h36z"/>
          <dr3d:extrude draw:style-name="gr2" draw:layer="layout" svg:viewBox="4331 -13803 300 465" svg:d="m4624-13451-56-4-2 8-2 7-2 7-3 6-3 6-3 5-3 4-3 4-6 6-3 2-3 2-3 3-4 2-3 1-3 2-4 1-4 2-3 1h-4l-8 2h-8-7l-6-1-6-1-6-2-6-2-5-2-6-3-5-4-6-5-6-6-6-6-5-7-5-7-5-8-4-8-4-9-4-10-3-10-2-12-3-13-2-13-1-15-1-16v-16l5 7 5 7 6 6 6 6 7 6 6 5 7 4 7 4 7 4 8 3 7 2 8 2 7 2 8 1 8 1h8l14-1h6l7-2 6-1 6-2 7-2 6-2 6-3 5-3 6-4 5-3 11-8 10-10 5-5 4-6 4-5 4-6 4-6 3-6 3-6 2-7 5-14 3-14 1-15 1-16v-11l-1-10-2-11-1-10-3-10-3-9-4-10-4-9-5-9-5-8-6-8-6-7-7-7-7-6-7-6-8-5-8-5-9-4-9-3-9-3-9-2-9-2-10-1h-10l-17 1-8 1-9 1-7 2-8 2-8 3-7 3-7 3-7 4-6 4-7 5-6 5-6 5-5 6-6 6-5 7-5 7-5 8-4 8-4 9-4 9-6 20-5 22-3 25-2 26-1 29 1 32 2 29 4 28 5 25 7 23 4 10 4 10 5 10 5 9 6 8 6 8 5 6 6 6 6 6 6 5 6 5 7 4 7 4 7 3 7 3 8 3 8 2 8 2 8 1 8 1 18 1h13l12-2 12-2 12-4 10-4 10-5 10-6 9-7 4-4 4-4 4-4 3-4 7-10 5-10 5-11 4-11 3-12zm-227-210v-7l1-7 1-7 1-7 2-7 2-6 2-7 3-7 3-7 4-6 4-5 4-5 4-5 5-4 5-4 5-4 5-3 6-3 6-2 5-2 6-2 6-1 7-1h6 4 5l4 1 4 1 4 1 4 1 4 2 4 1 4 2 4 2 3 3 4 2 6 6 7 7 3 4 3 3 3 4 2 5 2 4 2 4 4 10 3 10 1 10 2 11v12 12l-2 11-1 10-3 10-2 4-2 5-2 4-2 4-2 4-3 4-3 4-3 3-7 6-3 3-3 3-4 2-4 2-4 2-3 2-4 2-5 1-4 1-4 1-9 2h-9-10l-9-2-4-1-4-1-4-1-4-2-4-2-4-2-4-2-4-2-7-6-7-6-3-3-3-4-3-4-3-4-2-4-2-4-2-4-2-5-3-9-1-10-2-10z"/>
          <dr3d:extrude draw:style-name="gr2" draw:layer="layout" svg:viewBox="4686 -13803 297 465" svg:d="m4686-13571 1 39 1 17 2 17 3 16 3 15 3 14 4 13 4 12 5 11 6 11 5 10 7 9 7 8 7 8 8 7 8 6 9 6 10 4 10 4 11 3 11 1 12 2h12 9l8-1 9-1 8-2 8-2 7-2 8-3 7-4 7-4 7-4 6-5 6-5 5-5 5-6 5-6 5-7 4-7 4-7 4-8 4-9 3-8 3-10 6-19 2-11 3-11 1-12 2-13 1-29 1-32-1-38-1-17-2-17-2-16-3-14-3-14-4-13-4-12-5-11-6-11-6-10-6-9-7-9-8-7-8-7-8-6-9-5-10-5-10-4-10-3-11-2-12-2h-12l-16 1-8 1-7 1-8 2-7 2-6 2-7 3-7 3-6 4-6 3-5 5-6 4-5 5-5 5-5 6-5 7-6 8-4 9-5 9-7 20-7 22-5 24-3 27-2 28zm56 32v-27l2-25 2-23 3-20 3-17 5-15 2-7 3-6 3-5 3-5 7-8 3-4 4-4 4-3 3-3 5-3 4-3 4-2 4-2 5-1 4-2 5-1h4l5-1h5 5l5 1h4l5 1 4 2 4 1 4 2 5 2 3 3 4 2 4 3 4 4 4 3 3 4 7 9 3 5 3 6 3 6 3 6 4 16 4 17 3 20 1 22 2 25v27 27l-2 24-2 23-3 19-3 18-5 15-2 6-3 6-3 6-3 5-3 5-4 4-3 4-4 3-4 4-3 3-5 2-4 3-4 2-4 2-5 1-4 2-5 1h-4l-5 1h-5-5l-5-1h-4l-5-1-4-1-4-2-4-1-4-2-4-2-4-3-3-3-4-3-3-3-3-3-3-4-3-4-3-5-4-6-3-7-3-7-5-16-4-18-3-20-2-23-2-24z"/>
          <dr3d:extrude draw:style-name="gr2" draw:layer="layout" svg:viewBox="5039 -13803 297 465" svg:d="m5039-13571 1 39 1 17 2 17 3 16 3 15 3 14 4 13 4 12 5 11 6 11 5 10 7 9 7 8 7 8 8 7 8 6 9 6 10 4 10 4 11 3 11 1 12 2h12 9l8-1 9-1 8-2 8-2 7-2 8-3 7-4 7-4 7-4 6-5 6-5 5-5 5-6 5-6 5-7 4-7 4-7 4-8 4-9 3-8 3-10 6-19 2-11 3-11 1-12 2-13 1-29 1-32-1-38-1-17-2-17-2-16-3-14-3-14-4-13-4-12-5-11-6-11-6-10-6-9-7-9-8-7-8-7-8-6-9-5-10-5-10-4-10-3-11-2-12-2h-12l-16 1-8 1-7 1-8 2-7 2-6 2-7 3-7 3-6 4-6 3-5 5-6 4-5 5-5 5-5 6-5 7-6 8-4 9-5 9-7 20-7 22-5 24-3 27-2 28zm56 32v-27l2-25 2-23 3-20 3-17 5-15 2-7 3-6 3-5 3-5 7-8 3-4 4-4 4-3 3-3 5-3 4-3 4-2 4-2 5-1 4-2 5-1h4l5-1h5 5l5 1h4l5 1 4 2 4 1 4 2 5 2 3 3 4 2 4 3 4 4 4 3 3 4 7 9 3 5 3 6 3 6 3 6 4 16 4 17 3 20 1 22 2 25v27 27l-2 24-2 23-3 19-3 18-5 15-2 6-3 6-3 6-3 5-3 5-4 4-3 4-4 3-4 4-3 3-5 2-4 3-4 2-4 2-5 1-4 2-5 1h-4l-5 1h-5-5l-5-1h-4l-5-1-4-1-4-2-4-1-4-2-4-2-4-3-3-3-4-3-3-3-3-3-3-4-3-4-3-5-4-6-3-7-3-7-5-16-4-18-3-20-2-23-2-24z"/>
          <dr3d:extrude draw:style-name="gr2" draw:layer="layout" svg:viewBox="5563 -13802 308 344" svg:d="m5563-13630 1 22 2 21 4 19 3 9 3 8 3 9 4 8 4 7 5 7 5 7 5 6 6 6 6 6 11 9 11 7 12 7 13 5 13 4 14 3 14 1 15 1 17-1 15-2 15-3 7-3 8-2 6-3 7-3 6-4 7-4 6-4 6-5 11-10 5-6 5-5 5-7 4-6 4-7 3-7 4-7 2-8 5-16 3-17 2-18 1-19v-16l-1-14-2-14-2-13-2-12-4-11-3-11-5-9-5-9-6-8-6-8-6-7-7-7-8-7-8-6-9-5-9-5-10-4-10-3-9-3-11-2-10-2-10-1h-11l-17 1-16 2-15 3-7 3-7 2-7 3-7 3-6 4-6 4-6 4-6 5-6 5-5 5-5 6-5 6-4 6-5 6-3 7-4 7-3 8-3 8-5 17-3 17-2 20zm56 20v-15l2-15 2-13 3-12 4-12 2-5 3-5 2-5 3-5 4-4 3-4 7-7 8-7 4-2 4-3 4-2 4-2 4-2 5-2 4-1 5-1 5-1 5-1h10 5l5 1h5l5 1 5 1 4 2 5 1 4 2 5 2 4 3 4 2 4 3 3 3 4 4 7 7 3 4 3 4 3 5 3 5 2 5 3 5 4 12 3 12 2 14 2 14v16 15l-2 14-2 13-3 12-4 11-2 5-3 5-2 5-3 5-4 4-3 4-7 7-8 7-4 2-4 3-4 2-4 2-4 2-5 2-4 1-5 1-5 1-5 1h-10-10l-5-1-5-1-5-1-4-1-5-2-4-2-5-2-4-2-4-3-4-2-3-3-4-4-4-3-3-4-3-4-3-4-3-5-3-5-2-5-3-5-4-12-3-12-2-13-2-15z"/>
          <dr3d:extrude draw:style-name="gr2" draw:layer="layout" svg:viewBox="5916 -13802 287 462" svg:d="m6151-13795v42l-4-6-4-6-5-5-5-5-5-4-5-4-5-4-6-3-6-3-6-2-6-2-7-2-7-1-7-1-7-1h-8-10l-9 1-9 2-9 2-9 3-9 4-9 5-8 5-8 6-8 6-7 7-7 7-6 8-6 8-5 9-5 9-4 10-4 10-3 11-2 11-2 11-2 12-1 12v13 12l1 12 1 12 2 11 3 11 3 10 3 11 4 10 4 10 5 9 6 9 5 7 7 8 7 7 7 6 8 6 8 5 9 5 9 3 9 3 10 2 9 2 10 1h10 7l7-1 7-1 7-1 6-2 7-2 6-3 6-3 6-3 5-4 5-4 5-4 5-4 4-4 4-4 4-5v163h56v-455zm-230 165v-15l2-15 2-13 3-12 4-12 2-5 2-5 3-5 3-5 3-4 3-4 7-7 7-7 4-2 4-3 3-2 4-2 4-2 5-2 4-1 4-1 4-1 5-1h4 5 5 4l5 1 4 1 4 1 4 1 5 2 4 1 3 2 4 3 4 2 4 3 3 3 3 3 7 7 3 4 3 4 3 4 2 5 3 5 2 5 3 11 3 11 2 13 2 14v15 16l-2 15-2 15-3 12-3 12-5 11-2 5-3 5-3 4-3 4-3 4-4 3-3 4-4 3-4 3-3 2-5 3-4 2-4 2-4 1-5 2-4 1-5 1h-4l-5 1h-5-5-4l-5-1-4-1-4-1-4-1-5-2-3-2-4-1-4-3-4-2-3-3-4-3-3-3-7-7-3-4-3-4-3-5-2-4-2-5-2-6-4-11-3-13-1-14-2-14z"/>
          <dr3d:extrude draw:style-name="gr2" draw:layer="layout" svg:viewBox="6271 -13802 304 344" svg:d="m6515-13689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6642 -13795 177 337" svg:d="m6642-13795v330h50v-51l9 16 5 7 4 6 5 6 4 5 4 4 4 3 4 3 4 2 5 2 4 1 5 2h4l5 1h4 7l7-1 7-2 8-2 7-2 7-3 7-4 7-4-19-51-5 2-5 3-5 2-5 1-5 1-5 1-5 1h-5-4l-5-1-4-1-4-1-4-1-4-2-4-3-3-2-3-3-4-3-3-3-2-4-3-4-2-5-2-4-2-5-2-7-2-8-1-8-2-8-1-8v-8l-1-9v-9-172z"/>
          <dr3d:extrude draw:style-name="gr2" draw:layer="layout" svg:viewBox="7029 -13802 287 462" svg:d="m7081-13795h-52v455h56v-162l9 10 5 5 5 4 5 4 6 4 5 3 6 3 5 2 6 3 6 2 7 1 6 1 6 1 7 1h7 7l8-1 7-1 7-1 8-2 7-2 7-2 7-3 7-3 6-4 6-4 6-4 5-4 5-5 5-6 4-5 8-12 4-6 4-6 3-7 3-7 3-7 3-8 2-8 3-8 1-8 2-8 1-9v-8l1-9v-9l-1-20-2-20-3-18-4-17-6-16-4-7-4-7-4-7-4-7-5-6-5-6-11-11-5-5-6-4-6-4-6-4-6-4-6-3-7-2-6-3-7-2-7-1-7-1-7-1-14-1h-7l-7 1-7 1-7 1-6 2-6 2-7 2-5 3-6 3-6 4-5 4-5 4-5 5-4 5-5 6-4 6zm-2 125v-14l1-13 1-12 2-11 2-10 3-10 3-8 2-4 2-3 3-5 4-5 4-5 4-4 4-4 4-3 4-4 5-2 4-3 5-2 5-2 5-1 5-2h6l5-1h6 4l5 1h4l5 1 4 1 4 2 4 1 4 2 4 2 4 3 4 2 4 3 7 7 7 7 3 4 3 4 3 5 3 5 2 5 2 5 4 11 3 12 2 14 2 14v15 16l-2 14-2 14-3 12-3 11-2 6-3 5-2 4-3 5-3 4-3 4-7 7-6 6-4 3-4 3-4 2-3 2-4 2-5 1-4 2-4 1-4 1h-5l-4 1h-5-4l-5-1h-4l-5-1-4-1-4-2-4-1-4-2-4-2-4-3-4-2-4-3-7-7-7-7-3-4-3-4-3-5-3-4-2-5-2-6-4-11-3-11-2-13-2-14z"/>
          <dr3d:extrude draw:style-name="gr2" draw:layer="layout" svg:viewBox="7364 -13802 304 344" svg:d="m7608-13689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7714 -13802 274 344" svg:d="m7714-13695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8032 -13802 274 344" svg:d="m8032-13695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8353 -13802 304 344" svg:d="m8597-13689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8724 -13795 177 337" svg:d="m8724-13795v330h50v-51l9 16 5 7 4 6 5 6 4 5 4 4 4 3 4 3 4 2 5 2 4 1 5 2h4l5 1h4 7l7-1 7-2 8-2 7-2 7-3 7-4 7-4-19-51-5 2-5 3-5 2-5 1-5 1-5 1-5 1h-5-4l-5-1-4-1-4-1-4-1-4-2-4-3-3-2-3-3-4-3-3-3-2-4-3-4-2-5-2-4-2-5-2-7-2-8-1-8-2-8-1-8v-8l-1-9v-9-172z"/>
          <dr3d:extrude draw:style-name="gr2" draw:layer="layout" svg:viewBox="9112 -13795 448 337" svg:d="m9112-13795v330h50v-46l4 6 4 5 5 6 5 5 5 4 6 5 6 3 6 4 7 3 6 3 7 3 8 2 7 2 8 1 8 1h8 9l8-1 8-1 8-2 7-2 7-2 7-3 6-4 6-4 5-4 5-5 4-5 4-5 4-6 3-6 2-7 10 13 5 6 6 6 6 5 6 5 6 4 6 4 7 3 6 3 7 2 7 2 8 2 7 1 8 1h8 12l11-2 10-2 10-3 5-2 4-2 5-2 4-2 4-3 3-3 4-3 3-3 3-3 3-4 3-4 2-4 3-5 2-4 4-11 3-10 2-12 2-13v-14-226h-56v208 15l-1 7v6l-1 6-1 5-2 5-1 4-2 4-1 3-2 3-3 3-2 3-3 3-3 3-3 2-4 2-3 2-4 1-4 2-5 1h-4l-5 1h-5-8l-9-1-8-2-7-3-4-1-3-2-4-2-3-2-3-2-3-3-3-2-3-3-3-3-2-3-3-3-2-4-2-4-2-4-2-4-1-5-3-10-2-10-1-12v-12-192h-56v214 9l-1 9-1 8-2 7-2 7-2 6-1 3-2 2-1 3-2 2-2 2-2 2-2 2-2 2-2 2-3 1-2 2-3 1-3 1-3 1-3 1-3 1-7 1h-7-6l-6-1-6-1-5-1-6-2-5-2-5-2-5-3-5-3-4-4-4-4-4-5-4-4-3-6-3-5-2-6-2-6-2-7-1-8-2-8-1-9v-10l-1-21v-171z"/>
          <dr3d:extrude draw:style-name="gr2" draw:layer="layout" svg:viewBox="9641 -13795 56 455" svg:d="m9641-13404v64h56v-64zm-56-391v330h56v-330z"/>
          <dr3d:extrude draw:style-name="gr2" draw:layer="layout" svg:viewBox="9750 -13799 161 449" svg:d="m9904-13745 7-49-12-2-10-2-11-1h-4-5-8l-7 1h-6l-6 1-6 2-5 1-5 3-5 2-4 2-4 3-3 3-3 3-3 3-2 4-2 3-2 4-1 2v2l-2 6-1 6-1 8-1 9v10l-1 23v190h-41v43h41v82l56 33v-115h57v-43h-57v-193-11l1-9v-3l1-3v-3l1-1v-1l1-2 1-1 1-2 1-1 1-2 2-1 1-1 2-1 2-1 2-1 2-1h2l3-1h2 3 3 5l6 1z"/>
          <dr3d:extrude draw:style-name="gr2" draw:layer="layout" svg:viewBox="10134 -13795 448 337" svg:d="m10134-13795v330h50v-46l4 6 4 5 5 6 5 5 5 4 6 5 6 3 6 4 7 3 6 3 7 3 8 2 7 2 8 1 8 1h8 9l8-1 8-1 8-2 7-2 7-2 7-3 6-4 6-4 5-4 5-5 4-5 4-5 4-6 3-6 2-7 10 13 5 6 6 6 6 5 6 5 6 4 6 4 7 3 6 3 7 2 7 2 8 2 7 1 8 1h8 12l11-2 10-2 10-3 5-2 4-2 5-2 4-2 4-3 3-3 4-3 3-3 3-3 3-4 3-4 2-4 3-5 2-4 4-11 3-10 2-12 2-13v-14-226h-56v208 15l-1 7v6l-1 6-1 5-2 5-1 4-2 4-1 3-2 3-3 3-2 3-3 3-3 3-3 2-4 2-3 2-4 1-4 2-5 1h-4l-5 1h-5-8l-9-1-8-2-7-3-4-1-3-2-4-2-3-2-3-2-3-3-3-2-3-3-3-3-2-3-3-3-2-4-2-4-2-4-2-4-1-5-3-10-2-10-1-12v-12-192h-56v214 9l-1 9-1 8-2 7-2 7-2 6-1 3-2 2-1 3-2 2-2 2-2 2-2 2-2 2-2 2-3 1-2 2-3 1-3 1-3 1-3 1-3 1-7 1h-7-6l-6-1-6-1-5-1-6-2-5-2-5-2-5-3-5-3-4-4-4-4-4-5-4-4-3-6-3-5-2-6-2-6-2-7-1-8-2-8-1-9v-10l-1-21v-171z"/>
          <dr3d:extrude draw:style-name="gr2" draw:layer="layout" svg:viewBox="10663 -13795 56 455" svg:d="m10663-13404v64h56v-64zm-56-391v330h56v-330z"/>
          <dr3d:extrude draw:style-name="gr2" draw:layer="layout" svg:viewBox="10804 -13795 267 337" svg:d="m10804-13795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11136 -13802 287 462" svg:d="m11371-13795v42l-4-6-4-6-5-5-5-5-5-4-5-4-5-4-6-3-6-3-6-2-6-2-7-2-7-1-7-1-7-1h-8-10l-9 1-9 2-9 2-9 3-9 4-9 5-8 5-8 6-8 6-7 7-7 7-6 8-6 8-5 9-5 9-4 10-4 10-3 11-2 11-2 11-2 12-1 12v13 12l1 12 1 12 2 11 3 11 3 10 3 11 4 10 4 10 5 9 6 9 5 7 7 8 7 7 7 6 8 6 8 5 9 5 9 3 9 3 10 2 9 2 10 1h10 7l7-1 7-1 7-1 6-2 7-2 6-3 6-3 6-3 5-4 5-4 5-4 5-4 4-4 4-4 4-5v163h56v-455zm-230 165v-15l2-15 2-13 3-12 4-12 2-5 2-5 3-5 3-5 3-4 3-4 7-7 7-7 4-2 4-3 3-2 4-2 4-2 5-2 4-1 4-1 4-1 5-1h4 5 5 4l5 1 4 1 4 1 4 1 5 2 4 1 3 2 4 3 4 2 4 3 3 3 3 3 7 7 3 4 3 4 3 4 2 5 3 5 2 5 3 11 3 11 2 13 2 14v15 16l-2 15-2 15-3 12-3 12-5 11-2 5-3 5-3 4-3 4-3 4-4 3-3 4-4 3-4 3-3 2-5 3-4 2-4 2-4 1-5 2-4 1-5 1h-4l-5 1h-5-5-4l-5-1-4-1-4-1-4-1-5-2-3-2-4-1-4-3-4-2-3-3-4-3-3-3-7-7-3-4-3-4-3-5-2-4-2-5-2-6-4-11-3-13-1-14-2-14z"/>
          <dr3d:extrude draw:style-name="gr2" draw:layer="layout" svg:viewBox="11491 -13802 304 344" svg:d="m11735-13689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11841 -13802 274 344" svg:d="m11841-13695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12149 -13799 161 449" svg:d="m12303-13745 7-49-12-2-10-2-11-1h-4-5-8l-7 1h-6l-6 1-6 2-5 1-5 3-5 2-4 2-4 3-3 3-3 3-3 3-2 4-2 3-2 4-1 2v2l-2 6-1 6-1 8-1 9v10l-1 23v190h-41v43h41v82l56 33v-115h57v-43h-57v-193-11l1-9v-3l1-3v-3l1-1v-1l1-2 1-1 1-2 1-1 1-2 2-1 1-1 2-1 2-1 2-1 2-1h2l3-1h2 3 3 5l6 1z"/>
          <dr3d:extrude draw:style-name="gr2" draw:layer="layout" svg:viewBox="12338 -13802 304 344" svg:d="m12582-13689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12710 -13795 267 337" svg:d="m12710-13795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13041 -13802 274 344" svg:d="m13041-13695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13584 -13795 167 457" svg:d="m13751-13795h-56v356l-5-5-6-5-6-5-6-4-7-5-7-5-16-9-31-17-14-7-7-3-6-2v54l11 5 12 6 10 6 11 7 10 7 9 7 10 7 9 8 9 8 7 8 7 7 7 8 5 7 6 8 4 7 4 8h36z"/>
          <dr3d:extrude draw:style-name="gr2" draw:layer="layout" svg:viewBox="13887 -13795 301 457" svg:d="m14188-13741v-54h-301v5 5l1 5 1 4 1 5 1 5 1 5 2 5 3 7 3 8 4 7 4 8 5 7 5 8 6 7 6 8 14 16 17 16 19 18 23 19 34 29 29 26 11 12 11 10 9 11 7 9 6 9 6 9 4 8 4 9 3 8 1 8 2 8v8 8l-1 8-1 4-1 3-2 4-1 4-2 3-1 3-2 4-2 3-3 3-2 3-6 6-6 5-7 5-3 2-4 2-3 2-4 1-8 3-9 2-9 1h-9-10l-9-2-9-1-4-2-4-1-4-2-4-1-4-2-3-3-3-2-4-2-3-3-3-3-3-3-3-3-2-4-3-3-2-4-2-4-2-4-1-4-3-9-2-9-2-10v-10l-57 6 2 16 3 14 4 14 5 12 3 6 3 6 4 5 3 6 4 5 4 4 4 5 5 4 5 4 5 4 5 3 6 4 11 5 13 5 13 4 14 3 15 1 16 1 16-1 15-1 14-3 14-4 12-5 6-3 6-3 6-4 5-4 5-4 5-4 5-5 4-4 4-5 4-5 3-5 3-6 3-5 3-6 2-5 2-6 1-6 2-6 1-13 1-13v-7l-1-7-1-6-1-7-1-7-2-7-3-6-2-7-3-7-3-7-4-6-5-7-5-7-5-7-12-14-15-16-19-19-24-21-28-24-41-36-14-13-5-5-4-4-7-8-6-7-6-8-3-3-2-4z"/>
          <dr3d:extrude draw:style-name="gr2" draw:layer="layout" svg:viewBox="14247 -13803 299 465" svg:d="m14333-13549-8 4-8 3-7 4-7 5-6 5-6 5-5 5-4 6-4 6-3 6-3 7-3 7-2 7-1 7-1 8v8l1 12 1 12 2 6 1 5 2 6 2 5 2 5 3 5 3 5 3 5 8 9 8 9 5 4 4 4 5 4 5 3 6 3 5 3 6 2 5 3 12 3 13 3 14 1 14 1 15-1 14-1 13-3 12-4 6-2 6-3 5-3 6-3 5-3 5-4 4-4 5-4 8-9 8-9 3-5 3-5 3-5 2-5 2-6 2-5 1-6 2-5 1-12 1-12v-8l-1-7-1-8-2-7-2-7-3-6-3-6-4-6-4-6-5-5-6-5-6-5-7-4-7-5-8-3-8-4 10-4 10-4 9-4 8-6 8-5 7-7 3-3 3-3 3-4 3-4 5-8 4-8 4-9 3-8 3-9 2-10 1-10v-10l-1-14-2-14-1-7-2-6-2-7-2-6-3-6-3-6-4-6-3-5-4-6-4-5-10-10-5-5-6-4-5-4-6-4-6-4-6-3-14-6-14-4-14-3-16-2-16-1-16 1-16 1-15 4-14 4-7 3-6 2-6 4-6 3-6 4-6 5-6 4-5 5-10 10-4 6-4 5-4 6-3 6-3 6-3 6-2 6-2 7-2 6-2 7-1 14-1 14v11l1 11 2 10 2 9 3 9 4 9 5 8 5 8 6 7 7 7 7 6 8 5 8 5 9 4 9 3zm-1 98v-8l1-7 2-7 2-7 1-3 2-3 2-3 1-3 2-3 2-3 3-3 2-2 3-2 2-3 3-2 3-2 3-2 3-1 7-3 7-3 8-2 8-1h8 8l7 1 7 2 7 2 7 3 6 3 6 4 5 5 3 2 2 3 2 3 2 3 2 3 1 3 2 3 1 3 1 3 1 3 2 7 1 7v7 8l-1 7-2 7-1 3-1 4-2 3-1 3-2 3-2 3-4 6-5 5-5 5-3 2-3 2-3 2-3 2-4 1-3 2-3 1-4 1-7 2-7 1h-8-8l-8-1-7-2-3-1-3-1-4-2-3-1-3-2-3-2-6-4-5-5-5-5-4-6-4-6-1-3-2-3-1-3-1-3-1-3-1-3v-4l-1-3zm-18-217v-6l1-6 1-6 1-5 1-6 2-6 3-5 2-6 3-5 3-6 4-5 4-4 4-4 5-4 6-4 5-3 6-3 5-2 6-2 6-2 6-1 6-1 7-1h6 10l9 2 9 2 5 1 4 2 4 1 4 2 4 2 3 3 4 2 3 3 7 6 6 7 3 3 2 4 3 3 2 4 2 4 1 4 2 4 1 4 2 9 2 9v10 10l-2 9-2 9-1 5-2 4-2 4-2 4-2 4-2 4-6 7-6 7-7 6-4 3-3 3-4 2-4 2-4 2-4 2-4 1-5 2-9 1-9 2h-10-10l-9-2-9-2-4-1-4-2-4-1-4-2-4-2-3-3-4-2-3-3-7-6-6-7-3-3-2-4-3-3-2-4-2-4-1-4-2-4-1-4-2-9-2-9z"/>
          <dr3d:extrude draw:style-name="gr2" draw:layer="layout" svg:viewBox="14621 -13795 434 455" svg:d="m14621-13795v455h90l108-322 22-67 24 73 109 316h81v-455h-58v381l-133-381h-54l-131 387v-387z"/>
          <dr3d:extrude draw:style-name="gr2" draw:layer="layout" svg:viewBox="15150 -13795 343 455" svg:d="m15150-13795v455h170 13l12-1 11-1 11-2 10-2 10-2 9-3 8-3 8-4 7-4 7-4 6-5 6-6 5-6 5-6 5-7 4-7 4-8 3-7 3-8 1-7 2-8 1-7v-8-7l-1-8-1-7-2-7-2-6-3-7-3-7-4-6-4-6-5-6-5-6-6-5-6-5-6-5-7-5-8-4 10-3 9-4 9-4 8-5 8-6 7-6 6-6 6-7 5-7 5-8 4-8 3-9 2-9 2-9 1-9v-10-8l-1-8-1-7-1-8-2-7-2-8-3-7-3-7-4-7-3-6-4-6-4-5-5-5-4-5-5-4-5-4-5-4-5-3-6-3-6-3-7-2-7-3-7-2-7-2-8-2-8-1-8-2-9-1-19-1-21-1zm-113 264h98 19l16 1 6 1 7 1 5 1 5 1 5 2 6 2 5 3 4 2 4 3 2 2 2 1 2 2 1 2 2 2 1 2 3 4 2 5 2 4 2 5 1 5 1 5 1 5v6 6l-1 5-1 5-1 5-1 5-2 5-3 5-2 4-3 4-3 4-3 3-4 3-4 3-4 3-5 2-5 2-6 2-6 1-7 1-8 1-19 1h-23-91zm0-347h113 14l11 1h9l7 1 10 2 5 2 4 1 5 2 4 2 3 2 4 2 3 2 4 3 3 3 3 3 2 3 3 3 3 4 2 4 2 4 2 5 1 4 2 5 1 5v5l1 5v5 6l-1 6-1 6-1 6-2 5-2 5-3 5-3 5-4 4-3 4-4 4-5 4-4 3-5 3-6 2-5 2-6 2-7 1-7 2-8 1-9 1h-9l-21 1h-105z"/>
        </dr3d:scene>
        <draw:g>
          <dr3d:scene draw:style-name="gr3" svg:width="7.786cm" svg:height="8.354cm" svg:x="0.5cm" svg:y="0.5cm" dr3d:transform="matrix (0.834274344966007 -0.0874884981976986 0.544363922403621 -0.212140196008626 0.860383335775171 0.463397294724311 -0.508903580817591 -0.502081943713872 0.69923591671734 -8.91162700241556cm 14.7103333093462cm 2.0708246857416cm)" dr3d:vrp="(0 0 21650)" dr3d:vpn="(0 0 20000)" dr3d:projection="perspective" dr3d:distance="1.65cm" dr3d:focal-length="10cm" dr3d:shadow-slant="0" dr3d:shade-mode="gouraud" dr3d:ambient-color="#666666" dr3d:lighting-mode="false">
            <dr3d:light dr3d:diffuse-color="#cccccc" dr3d:direction="(-0.409588542792567 0.246396705030575 0.87836546457789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 draw:layer="layout" svg:viewBox="6000 -18500 7000 7000" svg:d="m6000-18500v7000h7000v-7000z"/>
          </dr3d:scene>
          <dr3d:scene draw:style-name="gr5" svg:width="4.826cm" svg:height="4.825cm" svg:x="0.5cm" svg:y="3.816cm" dr3d:transform="matrix (0.755715602963264 -0.193079401405266 0.625790917312527 -0.24692044230574 0.80102684082623 0.54533136297804 -0.606567574643919 -0.566635989881452 0.557673230809638 -8.52625297028559cm 17.9366600266848cm 8.21585799404199cm)" dr3d:vrp="(0 0 10887.4285714286)" dr3d:vpn="(0 0 10011.4285714286)" dr3d:projection="perspective" dr3d:distance="0.87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3000 -22918 3504 3918" svg:d="m4899-21367v444l1605 3v-1406l-93-71-94-67-94-62-95-58-96-53-96-49-97-44-98-39-99-35-99-30-99-26-101-21-101-16-101-12-103-7-103-2-138 4-135 11-131 19-128 26-126 34-122 41-118 48-116 56-111 63-103 70-97 76-89 83-83 90-76 97-68 103-62 110-54 115-48 118-40 121-32 125-25 128-19 131-10 134-4 138 4 137 10 135 18 133 26 130 32 128 40 125 47 123 54 121 61 116 67 108 74 101 80 92 86 86 93 77 99 70 105 62 110 55 115 47 119 40 123 33 127 25 131 18 136 11 139 4 102-2 99-6 96-11 94-15 92-18 89-23 87-27 84-31 81-35 76-38 72-41 67-45 63-48 59-52 54-54 49-58 46-62 43-66 40-70 37-76 34-79 32-85 29-89 26-93-453-124-22 70-23 67-24 62-26 59-27 55-28 51-30 47-31 43-33 40-37 39-40 36-44 34-47 32-50 30-54 28-57 26-60 23-61 20-63 18-64 14-66 11-68 8-69 4-71 2-84-2-82-5-79-8-75-11-73-15-70-18-67-21-64-25-61-27-58-29-55-32-52-33-50-35-46-38-43-39-40-42-38-43-35-45-33-45-31-46-28-48-27-48-25-50-22-50-34-89-29-90-25-93-20-94-16-96-12-98-7-100-2-102 3-124 8-119 14-114 19-108 25-104 30-98 35-93 41-88 46-83 51-77 56-71 61-66 66-61 71-55 76-49 81-44 84-39 86-33 86-29 88-23 89-18 90-13 92-7 93-3 81 2 81 6 80 9 80 14 79 18 78 21 78 26 78 29 145 64 66 33 62 33 56 33 52 34 47 35 43 35v706z"/>
          </dr3d:scene>
          <dr3d:scene draw:style-name="gr7" svg:width="4.602cm" svg:height="2.899cm" svg:x="1.707cm" svg:y="0.616cm" dr3d:transform="matrix (0.86306756430421 -0.0573624907791352 0.501820609478733 0.487120489607592 0.35717347808493 -0.796957172724589 -0.133521563990439 0.932274986902646 0.336207288358268 11.493505824371cm 9.05554051544685cm -21.7098850052648cm)" dr3d:vrp="(0 0 9332.57142857143)" dr3d:vpn="(0 0 8528.57142857143)" dr3d:projection="perspective" dr3d:distance="0.804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8" draw:layer="layout" svg:viewBox="0 -28000 2985 3788" svg:d="m0-28000v3788h514l1990-2974v2974h481v-3788h-515l-1989 2977v-2977z"/>
          </dr3d:scene>
          <dr3d:scene draw:style-name="gr9" svg:width="3.055cm" svg:height="6.005cm" svg:x="5.539cm" svg:y="2.055cm" dr3d:transform="matrix (0.316033614316967 0.466098095479686 -0.826362704877201 -0.107178284821228 0.882967183163143 0.457035850584741 0.942674689319986 -0.0558705543837561 0.329002904650273 -2.70880888388163cm 11.7248094340986cm 8.09917935618335cm)" dr3d:vrp="(0 0 10380)" dr3d:vpn="(0 0 9540)" dr3d:projection="perspective" dr3d:distance="0.84cm" dr3d:focal-length="10cm" dr3d:shadow-slant="0" dr3d:shade-mode="gouraud" dr3d:ambient-color="#666666" dr3d:lighting-mode="false">
            <dr3d:light dr3d:diffuse-color="#cccccc" dr3d:direction="(0.517160787974223 0.769002401230361 0.3757393062800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0" draw:layer="layout" svg:viewBox="500 -16288 3339 3788" svg:d="m500-16288v3788h1680l238-6 107-8 100-12 93-14 85-17 77-21 70-24 64-28 61-33 58-37 54-43 51-47 48-53 44-57 41-62 37-65 32-68 27-68 22-71 17-72 12-74 8-76 2-77-4-99-12-95-21-91-28-87-37-83-45-79-53-75-61-71-34-34-36-32-38-31-40-29-88-53-96-47-105-41-114-34-123-28-132-22 94-48 82-47 36-24 33-23 31-24 27-23 54-52 54-55 53-58 53-62 102-132 100-145 659-1031h-631l-501 788-200 301-86 120-76 101-69 84-34 37-32 33-31 30-31 26-29 23-29 20-28 17-28 16-29 15-28 13-29 12-28 11-29 9-29 8-23 4-26 4-63 5-77 4-90 1h-582v-1682zm0 2116h1078l162 4 75 6 69 8 65 10 60 12 55 14 51 17 47 19 44 22 41 24 39 28 35 30 33 32 29 35 27 38 24 39 20 41 17 41 15 42 11 43 8 44 4 44 2 46-3 66-4 31-5 31-7 30-8 30-10 29-12 27-13 28-14 26-16 26-18 25-19 24-20 23-46 45-25 21-27 19-29 19-31 17-32 15-34 15-74 24-81 19-87 14-95 8-102 3h-1199z"/>
          </dr3d:scene>
        </draw:g>
        <draw:frame draw:style-name="gr11" draw:text-style-name="P1" draw:layer="layout" svg:width="4.168cm" svg:height="0.963cm" svg:x="11.832cm" svg:y="0.037cm">
          <draw:text-box>
            <text:p><text:span text:style-name="T1">PC CD-RO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Linear_20_magenta_2f_green" draw:display-name="Linear magenta/green" draw:style="linear" draw:start-color="#6b0094" draw:end-color="#00ff00" draw:start-intensity="100%" draw:end-intensity="100%" draw:angle="150" draw:border="25%"/>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6cm" fo:page-height="14.4cm" style:print-orientation="portrait"/>
    </style:page-layout>
    <style:style style:name="Mdp1" style:family="drawing-page">
      <style:drawing-page-properties draw:background-size="border" draw:fill="gradient" draw:fill-gradient-name="Linear_20_magenta_2f_green"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Patrick Kracht</meta:initial-creator>
    <meta:creation-date>2008-11-14T04:01:39.17</meta:creation-date>
    <dc:date>2008-11-14T06:08:47.50</dc:date>
    <dc:creator>Patrick Kracht</dc:creator>
    <meta:editing-duration>PT02H07M08S</meta:editing-duration>
    <meta:editing-cycles>4</meta:editing-cycles>
    <meta:generator>OpenOffice.org/3.0$Win32 OpenOffice.org_project/300m9$Build-9358</meta:generator>
    <meta:document-statistic meta:object-count="142"/>
    <meta:user-defined meta:name="Info 1"/>
    <meta:user-defined meta:name="Info 2"/>
    <meta:user-defined meta:name="Info 3"/>
    <meta:user-defined meta:name="Info 4"/>
  </office:meta>
</office:document-meta>
</file>